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417in" fo:margin-left="-0.0125in" fo:break-before="page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725in"/>
    </style:style>
    <style:style style:name="Table1.C" style:family="table-column">
      <style:table-column-properties style:column-width="1.7333in"/>
    </style:style>
    <style:style style:name="Table1.1" style:family="table-row">
      <style:table-row-properties style:min-row-height="10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Header">
      <style:text-properties fo:font-size="8pt" officeooo:rsid="00bfbb84" officeooo:paragraph-rsid="00bfbb84" style:font-size-asian="8pt" style:font-size-complex="8pt"/>
    </style:style>
    <style:style style:name="P2" style:family="paragraph" style:parent-style-name="Standard">
      <style:text-properties fo:font-size="10pt" officeooo:rsid="00191fed" officeooo:paragraph-rsid="00191fed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style="normal" fo:font-weight="bold" officeooo:rsid="0084d968" officeooo:paragraph-rsid="00863c87" style:font-size-asian="8.75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fo:font-weight="bold" officeooo:rsid="00b576cd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tyle="italic" style:text-underline-style="solid" style:text-underline-width="auto" style:text-underline-color="font-color" fo:font-weight="bold" officeooo:rsid="00191fed" officeooo:paragraph-rsid="00191fe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0e0e720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dbb72a" officeooo:paragraph-rsid="00ef8a6c" style:font-weight-asian="bold" style:font-weight-complex="bold"/>
    </style:style>
    <style:style style:name="P8" style:family="paragraph" style:parent-style-name="Table_20_Contents">
      <style:text-properties fo:font-size="10pt" style:font-size-asian="8.75pt" style:font-size-complex="10pt"/>
    </style:style>
    <style:style style:name="P9" style:family="paragraph" style:parent-style-name="Table_20_Contents">
      <style:text-properties fo:font-size="10pt" officeooo:rsid="00191fed" officeooo:paragraph-rsid="00191fed" style:font-size-asian="8.75pt" style:font-size-complex="10pt"/>
    </style:style>
    <style:style style:name="P10" style:family="paragraph" style:parent-style-name="Table_20_Contents">
      <style:text-properties fo:font-size="10pt" officeooo:rsid="001afe0f" officeooo:paragraph-rsid="001afe0f" style:font-size-asian="8.75pt" style:font-size-complex="10pt"/>
    </style:style>
    <style:style style:name="P11" style:family="paragraph" style:parent-style-name="Table_20_Contents">
      <style:text-properties fo:font-size="10pt" officeooo:rsid="001cee6a" officeooo:paragraph-rsid="001cee6a" style:font-size-asian="8.75pt" style:font-size-complex="10pt"/>
    </style:style>
    <style:style style:name="P12" style:family="paragraph" style:parent-style-name="Table_20_Contents">
      <style:text-properties fo:font-size="10pt" officeooo:rsid="001e276a" officeooo:paragraph-rsid="001e276a" style:font-size-asian="8.75pt" style:font-size-complex="10pt"/>
    </style:style>
    <style:style style:name="P13" style:family="paragraph" style:parent-style-name="Table_20_Contents">
      <style:text-properties fo:font-size="10pt" officeooo:rsid="00201551" officeooo:paragraph-rsid="00201551" style:font-size-asian="8.75pt" style:font-size-complex="10pt"/>
    </style:style>
    <style:style style:name="P14" style:family="paragraph" style:parent-style-name="Table_20_Contents">
      <style:text-properties fo:font-size="10pt" officeooo:rsid="0020c05c" officeooo:paragraph-rsid="0020c05c" style:font-size-asian="8.75pt" style:font-size-complex="10pt"/>
    </style:style>
    <style:style style:name="P15" style:family="paragraph" style:parent-style-name="Table_20_Contents">
      <style:text-properties fo:font-size="10pt" officeooo:rsid="0020ef21" officeooo:paragraph-rsid="0020ef21" style:font-size-asian="8.75pt" style:font-size-complex="10pt"/>
    </style:style>
    <style:style style:name="P16" style:family="paragraph" style:parent-style-name="Table_20_Contents">
      <style:text-properties fo:font-size="10pt" fo:font-weight="bold" officeooo:rsid="00191fed" officeooo:paragraph-rsid="00191fed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191fed" officeooo:paragraph-rsid="0020c05c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rsid="001afe0f" officeooo:paragraph-rsid="001afe0f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1e276a" officeooo:paragraph-rsid="001e276a" style:font-size-asian="8.75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201551" officeooo:paragraph-rsid="00201551" style:font-size-asian="8.75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20c05c" officeooo:paragraph-rsid="0020c05c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bold" officeooo:rsid="0020ef21" officeooo:paragraph-rsid="0020ef21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244eaf" officeooo:paragraph-rsid="00244eaf" style:font-size-asian="8.75pt" style:font-weight-asian="bold" style:font-size-complex="10pt" style:font-weight-complex="bold"/>
    </style:style>
    <style:style style:name="P24" style:family="paragraph" style:parent-style-name="Table_20_Contents">
      <style:text-properties fo:font-size="10pt" fo:font-weight="bold" officeooo:rsid="002c2f47" officeooo:paragraph-rsid="002c2f47" style:font-size-asian="8.75pt" style:font-weight-asian="bold" style:font-size-complex="10pt" style:font-weight-complex="bold"/>
    </style:style>
    <style:style style:name="P25" style:family="paragraph" style:parent-style-name="Table_20_Contents">
      <style:text-properties fo:font-size="10pt" fo:font-weight="bold" officeooo:rsid="003738b8" officeooo:paragraph-rsid="003738b8" style:font-size-asian="8.75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weight="bold" officeooo:rsid="003738b8" officeooo:paragraph-rsid="004f9dfb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style="italic" fo:font-weight="bold" officeooo:rsid="0022c84e" officeooo:paragraph-rsid="0022c84e" style:font-size-asian="8.75pt" style:font-style-asian="italic" style:font-weight-asian="bold" style:font-size-complex="10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style="italic" fo:font-weight="bold" officeooo:rsid="00244eaf" officeooo:paragraph-rsid="00244eaf" style:font-size-asian="8.75pt" style:font-style-asian="italic" style:font-weight-asian="bold" style:font-size-complex="10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style="italic" fo:font-weight="bold" officeooo:rsid="00244eaf" officeooo:paragraph-rsid="00346db7" style:font-size-asian="8.75pt" style:font-style-asian="italic" style:font-weight-asian="bold" style:font-size-complex="10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0pt" fo:font-style="italic" fo:font-weight="bold" officeooo:rsid="00244eaf" officeooo:paragraph-rsid="0028df16" style:font-size-asian="8.75pt" style:font-style-asian="italic" style:font-weight-asian="bold" style:font-size-complex="10pt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0pt" fo:font-style="italic" fo:font-weight="bold" officeooo:rsid="00244eaf" officeooo:paragraph-rsid="00313058" style:font-size-asian="8.75pt" style:font-style-asian="italic" style:font-weight-asian="bold" style:font-size-complex="10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style="italic" fo:font-weight="bold" officeooo:rsid="0020c05c" officeooo:paragraph-rsid="0020c05c" style:font-size-asian="8.75pt" style:font-style-asian="italic" style:font-weight-asian="bold" style:font-size-complex="10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style="italic" fo:font-weight="bold" officeooo:rsid="0020c05c" officeooo:paragraph-rsid="00244eaf" style:font-size-asian="8.75pt" style:font-style-asian="italic" style:font-weight-asian="bold" style:font-size-complex="10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font-style="italic" fo:font-weight="bold" officeooo:rsid="00493ef1" officeooo:paragraph-rsid="004a7dc3" style:font-size-asian="8.75pt" style:font-style-asian="italic" style:font-weight-asian="bold" style:font-size-complex="10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style="italic" fo:font-weight="bold" officeooo:rsid="0056c88e" officeooo:paragraph-rsid="0056c88e" style:font-size-asian="8.75pt" style:font-style-asian="italic" style:font-weight-asian="bold" style:font-size-complex="10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font-style="italic" fo:font-weight="bold" officeooo:rsid="0063d875" officeooo:paragraph-rsid="00616fca" style:font-size-asian="8.75pt" style:font-style-asian="italic" style:font-weight-asian="bold" style:font-size-complex="10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italic" fo:font-weight="bold" officeooo:rsid="005498f7" officeooo:paragraph-rsid="005498f7" style:font-size-asian="8.75pt" style:font-style-asian="italic" style:font-weight-asian="bold" style:font-size-complex="10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style="italic" fo:font-weight="bold" officeooo:rsid="0083297c" officeooo:paragraph-rsid="0083297c" style:font-size-asian="8.75pt" style:font-style-asian="italic" style:font-weight-asian="bold" style:font-size-complex="10pt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style="italic" fo:font-weight="bold" officeooo:rsid="00760bd4" officeooo:paragraph-rsid="00760bd4" style:font-size-asian="8.75pt" style:font-style-asian="italic" style:font-weight-asian="bold" style:font-size-complex="10pt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fo:font-style="italic" fo:font-weight="bold" officeooo:rsid="00760bd4" officeooo:paragraph-rsid="007a4ad0" style:font-size-asian="8.75pt" style:font-style-asian="italic" style:font-weight-asian="bold" style:font-size-complex="10pt" style:font-style-complex="italic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italic" fo:font-weight="bold" officeooo:rsid="002c2f47" officeooo:paragraph-rsid="0058fad3" style:font-size-asian="8.75pt" style:font-style-asian="italic" style:font-weight-asian="bold" style:font-size-complex="10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italic" fo:font-weight="bold" officeooo:rsid="0035b07c" officeooo:paragraph-rsid="0035b07c" style:font-size-asian="8.75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text-properties fo:font-size="10pt" fo:font-style="italic" fo:font-weight="bold" officeooo:rsid="0035b07c" officeooo:paragraph-rsid="004f9dfb" style:font-size-asian="8.75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italic" fo:font-weight="bold" officeooo:rsid="00911f68" officeooo:paragraph-rsid="00911f68" style:font-size-asian="8.75pt" style:font-style-asian="italic" style:font-weight-asian="bold" style:font-size-complex="10pt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0pt" fo:font-style="italic" fo:font-weight="bold" officeooo:rsid="00921946" officeooo:paragraph-rsid="00921946" style:font-size-asian="8.75pt" style:font-style-asian="italic" style:font-weight-asian="bold" style:font-size-complex="10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italic" fo:font-weight="bold" officeooo:rsid="00aa168d" officeooo:paragraph-rsid="00aa168d" style:font-size-asian="8.75pt" style:font-style-asian="italic" style:font-weight-asian="bold" style:font-size-complex="10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italic" fo:font-weight="bold" officeooo:rsid="00b24278" officeooo:paragraph-rsid="00b24278" style:font-size-asian="8.75pt" style:font-style-asian="italic" style:font-weight-asian="bold" style:font-size-complex="10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italic" fo:font-weight="bold" officeooo:rsid="003e80af" officeooo:paragraph-rsid="003e80af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0pt" fo:font-style="italic" fo:font-weight="bold" officeooo:rsid="00710159" officeooo:paragraph-rsid="0074c8d0" style:font-size-asian="8.75pt" style:font-style-asian="italic" style:font-weight-asian="bold" style:font-size-complex="10pt" style:font-style-complex="italic" style:font-weight-complex="bold"/>
    </style:style>
    <style:style style:name="P50" style:family="paragraph" style:parent-style-name="Table_20_Contents">
      <style:text-properties fo:font-size="10pt" fo:font-style="italic" fo:font-weight="bold" officeooo:rsid="0074c8d0" officeooo:paragraph-rsid="0074c8d0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10pt" fo:font-style="italic" fo:font-weight="bold" officeooo:rsid="00b576cd" officeooo:paragraph-rsid="00b576cd" style:font-size-asian="8.75pt" style:font-style-asian="italic" style:font-weight-asian="bold" style:font-size-complex="10pt" style:font-style-complex="italic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0pt" fo:font-style="italic" fo:font-weight="bold" officeooo:rsid="00b576cd" officeooo:paragraph-rsid="00bf7a1a" style:font-size-asian="8.75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0pt" fo:font-style="italic" fo:font-weight="bold" officeooo:rsid="007a4ad0" officeooo:paragraph-rsid="007a4ad0" style:font-size-asian="8.75pt" style:font-style-asian="italic" style:font-weight-asian="bold" style:font-size-complex="10pt" style:font-style-complex="italic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0pt" fo:font-style="italic" fo:font-weight="bold" officeooo:rsid="007bac9c" officeooo:paragraph-rsid="007bac9c" style:font-size-asian="8.75pt" style:font-style-asian="italic" style:font-weight-asian="bold" style:font-size-complex="10pt" style:font-style-complex="italic" style:font-weight-complex="bold"/>
    </style:style>
    <style:style style:name="P55" style:family="paragraph" style:parent-style-name="Table_20_Contents">
      <style:text-properties fo:font-size="10pt" fo:font-style="italic" fo:font-weight="normal" officeooo:rsid="008c3df6" officeooo:paragraph-rsid="008c3df6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Table_20_Contents">
      <style:text-properties fo:font-size="10pt" fo:font-style="italic" fo:font-weight="normal" officeooo:rsid="008d16bf" officeooo:paragraph-rsid="008d16bf" style:font-size-asian="8.75pt" style:font-style-asian="italic" style:font-weight-asian="normal" style:font-size-complex="10pt" style:font-style-complex="italic" style:font-weight-complex="normal"/>
    </style:style>
    <style:style style:name="P57" style:family="paragraph" style:parent-style-name="Table_20_Contents">
      <style:text-properties fo:font-size="10pt" fo:font-style="italic" fo:font-weight="normal" officeooo:rsid="00bc4977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58" style:family="paragraph" style:parent-style-name="Table_20_Contents">
      <style:text-properties fo:font-size="10pt" fo:font-style="italic" fo:font-weight="normal" officeooo:rsid="00bc4977" officeooo:paragraph-rsid="00bc4977" style:font-size-asian="8.75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officeooo:rsid="00934df6" officeooo:paragraph-rsid="01001c9f" style:font-size-asian="8.75pt" style:font-style-asian="italic" style:font-weight-asian="bold" style:font-size-complex="10pt" style:font-style-complex="italic" style:font-weight-complex="bold"/>
    </style:style>
    <style:style style:name="P60" style:family="paragraph" style:parent-style-name="Table_20_Contents">
      <style:text-properties fo:font-size="10pt" fo:font-style="normal" fo:font-weight="bold" officeooo:rsid="0020c05c" officeooo:paragraph-rsid="00244eaf" style:font-size-asian="8.75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text-properties fo:font-size="10pt" fo:font-style="normal" fo:font-weight="bold" officeooo:rsid="0020c05c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>
      <style:text-properties fo:font-size="10pt" fo:font-style="normal" fo:font-weight="bold" officeooo:rsid="0022c84e" officeooo:paragraph-rsid="0022c84e" style:font-size-asian="8.75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0pt" fo:font-style="normal" fo:font-weight="bold" officeooo:rsid="00244eaf" officeooo:paragraph-rsid="0028df16" style:font-size-asian="8.75pt" style:font-style-asian="normal" style:font-weight-asian="bold" style:font-size-complex="10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0pt" fo:font-style="normal" fo:font-weight="bold" officeooo:rsid="00244eaf" officeooo:paragraph-rsid="004a7dc3" style:font-size-asian="8.75pt" style:font-style-asian="normal" style:font-weight-asian="bold" style:font-size-complex="10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0pt" fo:font-style="normal" fo:font-weight="bold" officeooo:rsid="00244eaf" officeooo:paragraph-rsid="003e80af" style:font-size-asian="8.75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text-properties fo:font-size="10pt" fo:font-style="normal" fo:font-weight="bold" officeooo:rsid="00244eaf" officeooo:paragraph-rsid="0035b07c" style:font-size-asian="8.75pt" style:font-style-asian="normal" style:font-weight-asian="bold" style:font-size-complex="10pt" style:font-style-complex="normal" style:font-weight-complex="bold"/>
    </style:style>
    <style:style style:name="P67" style:family="paragraph" style:parent-style-name="Table_20_Contents">
      <style:text-properties fo:font-size="10pt" fo:font-style="normal" fo:font-weight="bold" officeooo:rsid="0027b31b" officeooo:paragraph-rsid="0027b31b" style:font-size-asian="8.75pt" style:font-style-asian="normal" style:font-weight-asian="bold" style:font-size-complex="10pt" style:font-style-complex="normal" style:font-weight-complex="bold"/>
    </style:style>
    <style:style style:name="P68" style:family="paragraph" style:parent-style-name="Table_20_Contents">
      <style:text-properties fo:font-size="10pt" fo:font-style="normal" fo:font-weight="bold" officeooo:rsid="002a453e" officeooo:paragraph-rsid="002a453e" style:font-size-asian="8.75pt" style:font-style-asian="normal" style:font-weight-asian="bold" style:font-size-complex="10pt" style:font-style-complex="normal" style:font-weight-complex="bold"/>
    </style:style>
    <style:style style:name="P69" style:family="paragraph" style:parent-style-name="Table_20_Contents">
      <style:text-properties fo:font-size="10pt" fo:font-style="normal" fo:font-weight="bold" officeooo:rsid="002a453e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70" style:family="paragraph" style:parent-style-name="Table_20_Contents">
      <style:text-properties fo:font-size="10pt" fo:font-style="normal" fo:font-weight="bold" officeooo:rsid="002a453e" officeooo:paragraph-rsid="00313058" style:font-size-asian="8.75pt" style:font-style-asian="normal" style:font-weight-asian="bold" style:font-size-complex="10pt" style:font-style-complex="normal" style:font-weight-complex="bold"/>
    </style:style>
    <style:style style:name="P71" style:family="paragraph" style:parent-style-name="Table_20_Contents">
      <style:text-properties fo:font-size="10pt" fo:font-style="normal" fo:font-weight="bold" officeooo:rsid="0025f110" officeooo:paragraph-rsid="0025f110" style:font-size-asian="8.75pt" style:font-style-asian="normal" style:font-weight-asian="bold" style:font-size-complex="10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size="10pt" fo:font-style="normal" fo:font-weight="bold" officeooo:rsid="0044948b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0pt" fo:font-style="normal" fo:font-weight="bold" officeooo:rsid="0044948b" officeooo:paragraph-rsid="0044948b" style:font-size-asian="8.75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10pt" fo:font-style="normal" fo:font-weight="bold" officeooo:rsid="004a7dc3" officeooo:paragraph-rsid="004a7dc3" style:font-size-asian="8.75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0pt" fo:font-style="normal" fo:font-weight="bold" officeooo:rsid="004a7dc3" officeooo:paragraph-rsid="00493ef1" style:font-size-asian="8.75pt" style:font-style-asian="normal" style:font-weight-asian="bold" style:font-size-complex="10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0pt" fo:font-style="normal" fo:font-weight="bold" officeooo:rsid="004c5fca" officeooo:paragraph-rsid="004c5fca" style:font-size-asian="8.75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10pt" fo:font-style="normal" fo:font-weight="bold" officeooo:rsid="004f3a04" officeooo:paragraph-rsid="004f3a04" style:font-size-asian="8.75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text-properties fo:font-size="10pt" fo:font-style="normal" fo:font-weight="bold" officeooo:rsid="005498f7" officeooo:paragraph-rsid="005498f7" style:font-size-asian="8.75pt" style:font-style-asian="normal" style:font-weight-asian="bold" style:font-size-complex="10pt" style:font-style-complex="normal" style:font-weight-complex="bold"/>
    </style:style>
    <style:style style:name="P79" style:family="paragraph" style:parent-style-name="Table_20_Contents">
      <style:text-properties fo:font-size="10pt" fo:font-style="normal" fo:font-weight="bold" officeooo:rsid="0057097f" officeooo:paragraph-rsid="0057097f" style:font-size-asian="8.75pt" style:font-style-asian="normal" style:font-weight-asian="bold" style:font-size-complex="10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size="10pt" fo:font-style="normal" fo:font-weight="bold" officeooo:rsid="005fbee4" officeooo:paragraph-rsid="005fbee4" style:font-size-asian="8.75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text-properties fo:font-size="10pt" fo:font-style="normal" fo:font-weight="bold" officeooo:rsid="0056c88e" officeooo:paragraph-rsid="0056c88e" style:font-size-asian="8.75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text-properties fo:font-size="10pt" fo:font-style="normal" fo:font-weight="bold" officeooo:rsid="0056c88e" officeooo:paragraph-rsid="00665396" style:font-size-asian="8.75pt" style:font-style-asian="normal" style:font-weight-asian="bold" style:font-size-complex="10pt" style:font-style-complex="normal" style:font-weight-complex="bold"/>
    </style:style>
    <style:style style:name="P83" style:family="paragraph" style:parent-style-name="Table_20_Contents">
      <style:text-properties fo:font-size="10pt" fo:font-style="normal" fo:font-weight="bold" officeooo:rsid="0064917f" officeooo:paragraph-rsid="0064917f" style:font-size-asian="8.75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text-properties fo:font-size="10pt" fo:font-style="normal" fo:font-weight="bold" officeooo:rsid="00629985" officeooo:paragraph-rsid="00629985" style:font-size-asian="8.75pt" style:font-style-asian="normal" style:font-weight-asian="bold" style:font-size-complex="10pt" style:font-style-complex="normal" style:font-weight-complex="bold"/>
    </style:style>
    <style:style style:name="P85" style:family="paragraph" style:parent-style-name="Table_20_Contents">
      <style:text-properties fo:font-size="10pt" fo:font-style="normal" fo:font-weight="bold" officeooo:rsid="0067d583" officeooo:paragraph-rsid="0067d583" style:font-size-asian="8.75pt" style:font-style-asian="normal" style:font-weight-asian="bold" style:font-size-complex="10pt" style:font-style-complex="normal" style:font-weight-complex="bold"/>
    </style:style>
    <style:style style:name="P86" style:family="paragraph" style:parent-style-name="Table_20_Contents">
      <style:text-properties fo:font-size="10pt" fo:font-style="normal" fo:font-weight="bold" officeooo:rsid="0067d583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87" style:family="paragraph" style:parent-style-name="Table_20_Contents">
      <style:text-properties fo:font-size="10pt" fo:font-style="normal" fo:font-weight="bold" officeooo:rsid="0069f3c4" officeooo:paragraph-rsid="0069f3c4" style:font-size-asian="8.75pt" style:font-style-asian="normal" style:font-weight-asian="bold" style:font-size-complex="10pt" style:font-style-complex="normal" style:font-weight-complex="bold"/>
    </style:style>
    <style:style style:name="P88" style:family="paragraph" style:parent-style-name="Table_20_Contents">
      <style:text-properties fo:font-size="10pt" fo:font-style="normal" fo:font-weight="bold" officeooo:rsid="0069f3c4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89" style:family="paragraph" style:parent-style-name="Table_20_Contents">
      <style:text-properties fo:font-size="10pt" fo:font-style="normal" fo:font-weight="bold" officeooo:rsid="0063d875" officeooo:paragraph-rsid="0063d875" style:font-size-asian="8.75pt" style:font-style-asian="normal" style:font-weight-asian="bold" style:font-size-complex="10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ize="10pt" fo:font-style="normal" fo:font-weight="bold" officeooo:rsid="00835fe3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10pt" fo:font-style="normal" fo:font-weight="bold" officeooo:rsid="00835fe3" officeooo:paragraph-rsid="00835fe3" style:font-size-asian="8.75pt" style:font-style-asian="normal" style:font-weight-asian="bold" style:font-size-complex="10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10pt" fo:font-style="normal" fo:font-weight="bold" officeooo:rsid="0084d968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size="10pt" fo:font-style="normal" fo:font-weight="bold" officeooo:rsid="0084d968" officeooo:paragraph-rsid="00863c87" style:font-size-asian="8.75pt" style:font-style-asian="normal" style:font-weight-asian="bold" style:font-size-complex="10pt" style:font-style-complex="normal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size="10pt" fo:font-style="normal" fo:font-weight="bold" officeooo:rsid="0084d968" officeooo:paragraph-rsid="00835fe3" style:font-size-asian="8.75pt" style:font-style-asian="normal" style:font-weight-asian="bold" style:font-size-complex="10pt" style:font-style-complex="normal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size="10pt" fo:font-style="normal" fo:font-weight="bold" officeooo:rsid="0084d968" officeooo:paragraph-rsid="0084d968" style:font-size-asian="8.75pt" style:font-style-asian="normal" style:font-weight-asian="bold" style:font-size-complex="10pt" style:font-style-complex="normal" style:font-weight-complex="bold"/>
    </style:style>
    <style:style style:name="P96" style:family="paragraph" style:parent-style-name="Table_20_Contents">
      <style:text-properties fo:font-size="10pt" fo:font-style="normal" fo:font-weight="bold" officeooo:rsid="0088ab06" officeooo:paragraph-rsid="0088ab06" style:font-size-asian="8.75pt" style:font-style-asian="normal" style:font-weight-asian="bold" style:font-size-complex="10pt" style:font-style-complex="normal" style:font-weight-complex="bold"/>
    </style:style>
    <style:style style:name="P97" style:family="paragraph" style:parent-style-name="Table_20_Contents">
      <style:text-properties fo:font-size="10pt" fo:font-style="normal" fo:font-weight="bold" officeooo:rsid="008a90ea" officeooo:paragraph-rsid="008a90ea" style:font-size-asian="8.75pt" style:font-style-asian="normal" style:font-weight-asian="bold" style:font-size-complex="10pt" style:font-style-complex="normal" style:font-weight-complex="bold"/>
    </style:style>
    <style:style style:name="P98" style:family="paragraph" style:parent-style-name="Table_20_Contents">
      <style:text-properties fo:font-size="10pt" fo:font-style="normal" fo:font-weight="bold" officeooo:rsid="008c3df6" officeooo:paragraph-rsid="008c3df6" style:font-size-asian="8.75pt" style:font-style-asian="normal" style:font-weight-asian="bold" style:font-size-complex="10pt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10pt" fo:font-style="normal" fo:font-weight="bold" officeooo:rsid="00917215" officeooo:paragraph-rsid="0098b332" style:font-size-asian="8.75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10pt" fo:font-style="normal" fo:font-weight="bold" officeooo:rsid="00917215" officeooo:paragraph-rsid="00917215" style:font-size-asian="8.75pt" style:font-style-asian="normal" style:font-weight-asian="bold" style:font-size-complex="10pt" style:font-style-complex="normal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size="10pt" fo:font-style="normal" fo:font-weight="bold" officeooo:rsid="00917215" officeooo:paragraph-rsid="00934df6" style:font-size-asian="8.75pt" style:font-style-asian="normal" style:font-weight-asian="bold" style:font-size-complex="10pt" style:font-style-complex="normal" style:font-weight-complex="bold"/>
    </style:style>
    <style:style style:name="P102" style:family="paragraph" style:parent-style-name="Table_20_Contents">
      <style:text-properties fo:font-size="10pt" fo:font-style="normal" fo:font-weight="bold" officeooo:rsid="009bc15e" officeooo:paragraph-rsid="009bc15e" style:font-size-asian="8.75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text-properties fo:font-size="10pt" fo:font-style="normal" fo:font-weight="bold" officeooo:rsid="009d909e" officeooo:paragraph-rsid="009d909e" style:font-size-asian="8.75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text-properties fo:font-size="10pt" fo:font-style="normal" fo:font-weight="bold" officeooo:rsid="009e636d" officeooo:paragraph-rsid="009e636d" style:font-size-asian="8.75pt" style:font-style-asian="normal" style:font-weight-asian="bold" style:font-size-complex="10pt" style:font-style-complex="normal" style:font-weight-complex="bold"/>
    </style:style>
    <style:style style:name="P105" style:family="paragraph" style:parent-style-name="Table_20_Contents">
      <style:text-properties fo:font-size="10pt" fo:font-style="normal" fo:font-weight="bold" officeooo:rsid="009e636d" officeooo:paragraph-rsid="00a00f11" style:font-size-asian="8.75pt" style:font-style-asian="normal" style:font-weight-asian="bold" style:font-size-complex="10pt" style:font-style-complex="normal" style:font-weight-complex="bold"/>
    </style:style>
    <style:style style:name="P106" style:family="paragraph" style:parent-style-name="Table_20_Contents">
      <style:text-properties fo:font-size="10pt" fo:font-style="normal" fo:font-weight="bold" officeooo:rsid="00bc4977" officeooo:paragraph-rsid="00bc4977" style:font-size-asian="8.75pt" style:font-style-asian="normal" style:font-weight-asian="bold" style:font-size-complex="10pt" style:font-style-complex="normal" style:font-weight-complex="bold"/>
    </style:style>
    <style:style style:name="P107" style:family="paragraph" style:parent-style-name="Table_20_Contents">
      <style:text-properties fo:font-size="10pt" fo:font-style="normal" fo:font-weight="bold" officeooo:rsid="00bc4977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font-size="10pt" fo:font-style="normal" fo:font-weight="bold" officeooo:rsid="00bc4977" officeooo:paragraph-rsid="00ee1d39" style:font-size-asian="8.75pt" style:font-style-asian="normal" style:font-weight-asian="bold" style:font-size-complex="10pt" style:font-style-complex="normal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size="10pt" fo:font-style="normal" fo:font-weight="bold" officeooo:rsid="00bc4977" officeooo:paragraph-rsid="01001c9f" style:font-size-asian="8.75pt" style:font-style-asian="normal" style:font-weight-asian="bold" style:font-size-complex="10pt" style:font-style-complex="normal" style:font-weight-complex="bold"/>
    </style:style>
    <style:style style:name="P110" style:family="paragraph" style:parent-style-name="Table_20_Contents">
      <style:text-properties fo:font-size="10pt" fo:font-style="normal" fo:font-weight="bold" officeooo:rsid="00bc4977" officeooo:paragraph-rsid="01001c9f" style:font-size-asian="8.75pt" style:font-style-asian="normal" style:font-weight-asian="bold" style:font-size-complex="10pt" style:font-style-complex="normal" style:font-weight-complex="bold"/>
    </style:style>
    <style:style style:name="P111" style:family="paragraph" style:parent-style-name="Table_20_Contents">
      <style:text-properties fo:font-size="10pt" fo:font-style="normal" fo:font-weight="bold" officeooo:rsid="00bdacfa" officeooo:paragraph-rsid="00bdacfa" style:font-size-asian="8.75pt" style:font-style-asian="normal" style:font-weight-asian="bold" style:font-size-complex="10pt" style:font-style-complex="normal" style:font-weight-complex="bold"/>
    </style:style>
    <style:style style:name="P112" style:family="paragraph" style:parent-style-name="Table_20_Contents">
      <style:text-properties fo:font-size="10pt" fo:font-style="normal" fo:font-weight="bold" officeooo:rsid="002b67f3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113" style:family="paragraph" style:parent-style-name="Table_20_Contents">
      <style:text-properties fo:font-size="10pt" fo:font-style="normal" fo:font-weight="bold" officeooo:rsid="002c2f47" officeooo:paragraph-rsid="002c2f47" style:font-size-asian="8.75pt" style:font-style-asian="normal" style:font-weight-asian="bold" style:font-size-complex="10pt" style:font-style-complex="normal" style:font-weight-complex="bold"/>
    </style:style>
    <style:style style:name="P114" style:family="paragraph" style:parent-style-name="Table_20_Contents">
      <style:text-properties fo:font-size="10pt" fo:font-style="normal" fo:font-weight="bold" officeooo:rsid="002d9d93" officeooo:paragraph-rsid="002c2f47" style:font-size-asian="8.75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text-properties fo:font-size="10pt" fo:font-style="normal" fo:font-weight="bold" officeooo:rsid="0035b07c" officeooo:paragraph-rsid="0035b07c" style:font-size-asian="8.75pt" style:font-style-asian="normal" style:font-weight-asian="bold" style:font-size-complex="10pt" style:font-style-complex="normal" style:font-weight-complex="bold"/>
    </style:style>
    <style:style style:name="P116" style:family="paragraph" style:parent-style-name="Table_20_Contents">
      <style:text-properties fo:font-size="10pt" fo:font-style="normal" fo:font-weight="bold" officeooo:rsid="0035b07c" officeooo:paragraph-rsid="004f9dfb" style:font-size-asian="8.75pt" style:font-style-asian="normal" style:font-weight-asian="bold" style:font-size-complex="10pt" style:font-style-complex="normal" style:font-weight-complex="bold"/>
    </style:style>
    <style:style style:name="P117" style:family="paragraph" style:parent-style-name="Table_20_Contents">
      <style:text-properties fo:font-size="10pt" fo:font-style="normal" fo:font-weight="bold" officeooo:rsid="0035b07c" officeooo:paragraph-rsid="003738b8" style:font-size-asian="8.75pt" style:font-style-asian="normal" style:font-weight-asian="bold" style:font-size-complex="10pt" style:font-style-complex="normal" style:font-weight-complex="bold"/>
    </style:style>
    <style:style style:name="P118" style:family="paragraph" style:parent-style-name="Table_20_Contents">
      <style:text-properties fo:font-size="10pt" fo:font-style="normal" fo:font-weight="bold" officeooo:rsid="006a426c" officeooo:paragraph-rsid="006a426c" style:font-size-asian="8.75pt" style:font-style-asian="normal" style:font-weight-asian="bold" style:font-size-complex="10pt" style:font-style-complex="normal" style:font-weight-complex="bold"/>
    </style:style>
    <style:style style:name="P119" style:family="paragraph" style:parent-style-name="Table_20_Contents">
      <style:text-properties fo:font-size="10pt" fo:font-style="normal" fo:font-weight="bold" officeooo:rsid="006bd6bb" officeooo:paragraph-rsid="006bd6bb" style:font-size-asian="8.75pt" style:font-style-asian="normal" style:font-weight-asian="bold" style:font-size-complex="10pt" style:font-style-complex="normal" style:font-weight-complex="bold"/>
    </style:style>
    <style:style style:name="P120" style:family="paragraph" style:parent-style-name="Table_20_Contents">
      <style:text-properties fo:font-size="10pt" fo:font-style="normal" fo:font-weight="bold" officeooo:rsid="006d79f0" officeooo:paragraph-rsid="006d79f0" style:font-size-asian="8.75pt" style:font-style-asian="normal" style:font-weight-asian="bold" style:font-size-complex="10pt" style:font-style-complex="normal" style:font-weight-complex="bold"/>
    </style:style>
    <style:style style:name="P121" style:family="paragraph" style:parent-style-name="Table_20_Contents">
      <style:text-properties fo:font-size="10pt" fo:font-style="normal" fo:font-weight="bold" officeooo:rsid="006f6918" officeooo:paragraph-rsid="006f6918" style:font-size-asian="8.75pt" style:font-style-asian="normal" style:font-weight-asian="bold" style:font-size-complex="10pt" style:font-style-complex="normal" style:font-weight-complex="bold"/>
    </style:style>
    <style:style style:name="P122" style:family="paragraph" style:parent-style-name="Table_20_Contents">
      <style:text-properties fo:font-size="10pt" fo:font-style="normal" fo:font-weight="bold" officeooo:rsid="0074c8d0" officeooo:paragraph-rsid="0074c8d0" style:font-size-asian="8.75pt" style:font-style-asian="normal" style:font-weight-asian="bold" style:font-size-complex="10pt" style:font-style-complex="normal" style:font-weight-complex="bold"/>
    </style:style>
    <style:style style:name="P123" style:family="paragraph" style:parent-style-name="Table_20_Contents">
      <style:text-properties fo:font-size="10pt" fo:font-style="normal" fo:font-weight="bold" officeooo:rsid="00760bd4" officeooo:paragraph-rsid="00760bd4" style:font-size-asian="8.75pt" style:font-style-asian="normal" style:font-weight-asian="bold" style:font-size-complex="10pt" style:font-style-complex="normal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font-size="10pt" fo:font-style="normal" fo:font-weight="bold" officeooo:rsid="00760bd4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fo:font-size="10pt" fo:font-style="normal" fo:font-weight="bold" officeooo:rsid="00760bd4" officeooo:paragraph-rsid="007a4ad0" style:font-size-asian="8.75pt" style:font-style-asian="normal" style:font-weight-asian="bold" style:font-size-complex="10pt" style:font-style-complex="normal" style:font-weight-complex="bold"/>
    </style:style>
    <style:style style:name="P126" style:family="paragraph" style:parent-style-name="Table_20_Contents">
      <style:text-properties fo:font-size="10pt" fo:font-style="normal" fo:font-weight="bold" officeooo:rsid="00760bd4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27" style:family="paragraph" style:parent-style-name="Table_20_Contents">
      <style:text-properties fo:font-size="10pt" fo:font-style="normal" fo:font-weight="bold" officeooo:rsid="00a87375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28" style:family="paragraph" style:parent-style-name="Table_20_Contents">
      <style:text-properties fo:font-size="10pt" fo:font-style="normal" fo:font-weight="bold" officeooo:rsid="00a87375" officeooo:paragraph-rsid="00bec4b3" style:font-size-asian="8.75pt" style:font-style-asian="normal" style:font-weight-asian="bold" style:font-size-complex="10pt" style:font-style-complex="normal" style:font-weight-complex="bold"/>
    </style:style>
    <style:style style:name="P129" style:family="paragraph" style:parent-style-name="Table_20_Contents">
      <style:text-properties fo:font-size="10pt" fo:font-style="normal" fo:font-weight="bold" officeooo:rsid="00710159" officeooo:paragraph-rsid="0083297c" style:font-size-asian="8.75pt" style:font-style-asian="normal" style:font-weight-asian="bold" style:font-size-complex="10pt" style:font-style-complex="normal" style:font-weight-complex="bold"/>
    </style:style>
    <style:style style:name="P130" style:family="paragraph" style:parent-style-name="Table_20_Contents">
      <style:text-properties fo:font-size="10pt" fo:font-style="normal" fo:font-weight="bold" officeooo:rsid="00710159" officeooo:paragraph-rsid="00710159" style:font-size-asian="8.75pt" style:font-style-asian="normal" style:font-weight-asian="bold" style:font-size-complex="10pt" style:font-style-complex="normal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fo:font-size="10pt" fo:font-style="normal" fo:font-weight="bold" officeooo:rsid="00710159" officeooo:paragraph-rsid="00760bd4" style:font-size-asian="8.75pt" style:font-style-asian="normal" style:font-weight-asian="bold" style:font-size-complex="10pt" style:font-style-complex="normal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font-size="10pt" fo:font-style="normal" fo:font-weight="bold" officeooo:rsid="00710159" officeooo:paragraph-rsid="0074c8d0" style:font-size-asian="8.75pt" style:font-style-asian="normal" style:font-weight-asian="bold" style:font-size-complex="10pt" style:font-style-complex="normal" style:font-weight-complex="bold"/>
    </style:style>
    <style:style style:name="P133" style:family="paragraph" style:parent-style-name="Table_20_Contents">
      <style:text-properties fo:font-size="10pt" fo:font-style="normal" fo:font-weight="bold" officeooo:rsid="00a9d4b2" officeooo:paragraph-rsid="00a9d4b2" style:font-size-asian="8.75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text-properties fo:font-size="10pt" fo:font-style="normal" fo:font-weight="bold" officeooo:rsid="00a9d4b2" officeooo:paragraph-rsid="00ad3041" style:font-size-asian="8.75pt" style:font-style-asian="normal" style:font-weight-asian="bold" style:font-size-complex="10pt" style:font-style-complex="normal" style:font-weight-complex="bold"/>
    </style:style>
    <style:style style:name="P135" style:family="paragraph" style:parent-style-name="Table_20_Contents">
      <style:text-properties fo:font-size="10pt" fo:font-style="normal" fo:font-weight="bold" officeooo:rsid="00ad3041" officeooo:paragraph-rsid="00ad3041" style:font-size-asian="8.75pt" style:font-style-asian="normal" style:font-weight-asian="bold" style:font-size-complex="10pt" style:font-style-complex="normal" style:font-weight-complex="bold"/>
    </style:style>
    <style:style style:name="P136" style:family="paragraph" style:parent-style-name="Table_20_Contents">
      <style:text-properties fo:font-size="10pt" fo:font-style="normal" fo:font-weight="bold" officeooo:rsid="00afa15c" officeooo:paragraph-rsid="00afa15c" style:font-size-asian="8.75pt" style:font-style-asian="normal" style:font-weight-asian="bold" style:font-size-complex="10pt" style:font-style-complex="normal" style:font-weight-complex="bold"/>
    </style:style>
    <style:style style:name="P137" style:family="paragraph" style:parent-style-name="Table_20_Contents">
      <style:text-properties fo:font-size="10pt" fo:font-style="normal" fo:font-weight="bold" officeooo:rsid="00afa15c" officeooo:paragraph-rsid="00b0e9d7" style:font-size-asian="8.75pt" style:font-style-asian="normal" style:font-weight-asian="bold" style:font-size-complex="10pt" style:font-style-complex="normal" style:font-weight-complex="bold"/>
    </style:style>
    <style:style style:name="P138" style:family="paragraph" style:parent-style-name="Table_20_Contents">
      <style:text-properties fo:font-size="10pt" fo:font-style="normal" fo:font-weight="bold" officeooo:rsid="00afa15c" officeooo:paragraph-rsid="0101012f" style:font-size-asian="8.75pt" style:font-style-asian="normal" style:font-weight-asian="bold" style:font-size-complex="10pt" style:font-style-complex="normal" style:font-weight-complex="bold"/>
    </style:style>
    <style:style style:name="P139" style:family="paragraph" style:parent-style-name="Table_20_Contents">
      <style:text-properties fo:font-size="10pt" fo:font-style="normal" fo:font-weight="bold" officeooo:rsid="00b24278" officeooo:paragraph-rsid="00b24278" style:font-size-asian="8.75pt" style:font-style-asian="normal" style:font-weight-asian="bold" style:font-size-complex="10pt" style:font-style-complex="normal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0pt" fo:font-style="normal" fo:font-weight="bold" officeooo:rsid="00b24278" officeooo:paragraph-rsid="00b24278" style:font-size-asian="8.75pt" style:font-style-asian="normal" style:font-weight-asian="bold" style:font-size-complex="10pt" style:font-style-complex="normal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font-size="10pt" fo:font-style="normal" fo:font-weight="bold" officeooo:rsid="00b576cd" officeooo:paragraph-rsid="00b576cd" style:font-size-asian="8.75pt" style:font-style-asian="normal" style:font-weight-asian="bold" style:font-size-complex="10pt" style:font-style-complex="normal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size="10pt" fo:font-style="normal" fo:font-weight="bold" officeooo:rsid="00b576cd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143" style:family="paragraph" style:parent-style-name="Table_20_Contents">
      <style:text-properties fo:font-size="10pt" fo:font-style="normal" fo:font-weight="bold" officeooo:rsid="00b576cd" officeooo:paragraph-rsid="00b576cd" style:font-size-asian="8.75pt" style:font-style-asian="normal" style:font-weight-asian="bold" style:font-size-complex="10pt" style:font-style-complex="normal" style:font-weight-complex="bold"/>
    </style:style>
    <style:style style:name="P144" style:family="paragraph" style:parent-style-name="Table_20_Contents">
      <style:text-properties fo:font-size="10pt" fo:font-style="normal" fo:font-weight="bold" officeooo:rsid="00f365fb" officeooo:paragraph-rsid="00f365fb" style:font-size-asian="8.75pt" style:font-style-asian="normal" style:font-weight-asian="bold" style:font-size-complex="10pt" style:font-style-complex="normal" style:font-weight-complex="bold"/>
    </style:style>
    <style:style style:name="P145" style:family="paragraph" style:parent-style-name="Table_20_Contents">
      <style:text-properties fo:font-size="10pt" fo:font-style="normal" fo:font-weight="bold" officeooo:rsid="00f3bbf9" officeooo:paragraph-rsid="00f3bbf9" style:font-size-asian="8.75pt" style:font-style-asian="normal" style:font-weight-asian="bold" style:font-size-complex="10pt" style:font-style-complex="normal" style:font-weight-complex="bold"/>
    </style:style>
    <style:style style:name="P146" style:family="paragraph" style:parent-style-name="Table_20_Contents">
      <style:text-properties fo:font-size="10pt" fo:font-style="normal" fo:font-weight="bold" officeooo:rsid="00f5875f" officeooo:paragraph-rsid="00f5875f" style:font-size-asian="8.75pt" style:font-style-asian="normal" style:font-weight-asian="bold" style:font-size-complex="10pt" style:font-style-complex="normal" style:font-weight-complex="bold"/>
    </style:style>
    <style:style style:name="P147" style:family="paragraph" style:parent-style-name="Table_20_Contents">
      <style:text-properties fo:font-size="10pt" fo:font-style="normal" fo:font-weight="bold" officeooo:rsid="003738b8" officeooo:paragraph-rsid="003738b8" style:font-size-asian="8.75pt" style:font-style-asian="normal" style:font-weight-asian="bold" style:font-size-complex="10pt" style:font-style-complex="normal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10pt" fo:font-style="normal" fo:font-weight="bold" officeooo:rsid="003e80af" officeooo:paragraph-rsid="003e80af" style:font-size-asian="8.75pt" style:font-style-asian="normal" style:font-weight-asian="bold" style:font-size-complex="10pt" style:font-style-complex="normal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10pt" fo:font-style="normal" fo:font-weight="bold" officeooo:rsid="003f8eed" officeooo:paragraph-rsid="003f8eed" style:font-size-asian="8.75pt" style:font-style-asian="normal" style:font-weight-asian="bold" style:font-size-complex="10pt" style:font-style-complex="normal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10pt" fo:font-style="normal" fo:font-weight="bold" officeooo:rsid="00463107" officeooo:paragraph-rsid="00463107" style:font-size-asian="8.75pt" style:font-style-asian="normal" style:font-weight-asian="bold" style:font-size-complex="10pt" style:font-style-complex="normal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10pt" fo:font-style="normal" fo:font-weight="bold" officeooo:rsid="007a4ad0" officeooo:paragraph-rsid="007a4ad0" style:font-size-asian="8.75pt" style:font-style-asian="normal" style:font-weight-asian="bold" style:font-size-complex="10pt" style:font-style-complex="normal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10pt" fo:font-style="normal" fo:font-weight="bold" officeooo:rsid="007bac9c" officeooo:paragraph-rsid="007bac9c" style:font-size-asian="8.75pt" style:font-style-asian="normal" style:font-weight-asian="bold" style:font-size-complex="10pt" style:font-style-complex="normal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10pt" fo:font-style="normal" fo:font-weight="bold" officeooo:rsid="007bb5d2" officeooo:paragraph-rsid="007bb5d2" style:font-size-asian="8.75pt" style:font-style-asian="normal" style:font-weight-asian="bold" style:font-size-complex="10pt" style:font-style-complex="normal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0pt" fo:font-style="normal" fo:font-weight="bold" officeooo:rsid="0083297c" officeooo:paragraph-rsid="0083297c" style:font-size-asian="8.75pt" style:font-style-asian="normal" style:font-weight-asian="bold" style:font-size-complex="10pt" style:font-style-complex="normal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fo:font-size="10pt" fo:font-style="normal" fo:font-weight="bold" officeooo:rsid="0044c80f" officeooo:paragraph-rsid="0044c80f" style:font-size-asian="8.75pt" style:font-style-asian="normal" style:font-weight-asian="bold" style:font-size-complex="10pt" style:font-style-complex="normal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size="10pt" fo:font-style="normal" fo:font-weight="bold" officeooo:rsid="00b4087d" officeooo:paragraph-rsid="00b4087d" style:font-size-asian="8.75pt" style:font-style-asian="normal" style:font-weight-asian="bold" style:font-size-complex="10pt" style:font-style-complex="normal" style:font-weight-complex="bold"/>
    </style:style>
    <style:style style:name="P157" style:family="paragraph" style:parent-style-name="Table_20_Contents">
      <style:text-properties fo:font-size="10pt" fo:font-style="normal" fo:font-weight="bold" officeooo:rsid="00aa168d" officeooo:paragraph-rsid="00aa168d" style:font-size-asian="8.75pt" style:font-style-asian="normal" style:font-weight-asian="bold" style:font-size-complex="10pt" style:font-style-complex="normal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10pt" fo:font-style="normal" fo:font-weight="bold" officeooo:rsid="00934df6" officeooo:paragraph-rsid="01001c9f" style:font-size-asian="8.75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10pt" fo:font-style="normal" fo:font-weight="bold" officeooo:paragraph-rsid="004f9dfb" style:font-size-asian="8.75pt" style:font-size-complex="10pt"/>
    </style:style>
    <style:style style:name="P160" style:family="paragraph" style:parent-style-name="Table_20_Contents">
      <style:text-properties fo:font-size="10pt" fo:font-style="normal" fo:font-weight="normal" officeooo:rsid="0020c05c" officeooo:paragraph-rsid="0020c05c" style:font-size-asian="8.75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text-properties fo:font-size="10pt" fo:font-style="normal" fo:font-weight="normal" officeooo:rsid="0020c05c" officeooo:paragraph-rsid="00244eaf" style:font-size-asian="8.75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ize="10pt" fo:font-style="normal" fo:font-weight="normal" officeooo:rsid="0020c05c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text-properties fo:font-size="10pt" fo:font-style="normal" fo:font-weight="normal" officeooo:rsid="0022c84e" officeooo:paragraph-rsid="0022c84e" style:font-size-asian="8.75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text-properties fo:font-size="10pt" fo:font-style="normal" fo:font-weight="normal" officeooo:rsid="0025f110" officeooo:paragraph-rsid="0025f110" style:font-size-asian="8.75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>
      <style:text-properties fo:font-size="10pt" fo:font-style="normal" fo:font-weight="normal" officeooo:rsid="0027b31b" officeooo:paragraph-rsid="0027b31b" style:font-size-asian="8.75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text-properties fo:font-size="10pt" fo:font-style="normal" fo:font-weight="normal" officeooo:rsid="002a453e" officeooo:paragraph-rsid="002a453e" style:font-size-asian="8.75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fo:font-size="10pt" fo:font-style="normal" fo:font-weight="normal" officeooo:rsid="00463107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fo:font-size="10pt" fo:font-style="normal" fo:font-weight="normal" officeooo:rsid="00463107" officeooo:paragraph-rsid="00463107" style:font-size-asian="8.75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fo:font-size="10pt" fo:font-style="normal" fo:font-weight="normal" officeooo:rsid="004a7dc3" officeooo:paragraph-rsid="004a7dc3" style:font-size-asian="8.75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10pt" fo:font-style="normal" fo:font-weight="normal" officeooo:rsid="004c5fca" officeooo:paragraph-rsid="004c5fca" style:font-size-asian="8.75pt" style:font-style-asian="normal" style:font-weight-asian="normal" style:font-size-complex="10pt" style:font-style-complex="normal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size="10pt" fo:font-style="normal" fo:font-weight="normal" officeooo:rsid="004f3a04" officeooo:paragraph-rsid="004f3a04" style:font-size-asian="8.75pt" style:font-style-asian="normal" style:font-weight-asian="normal" style:font-size-complex="10pt" style:font-style-complex="normal" style:font-weight-complex="normal"/>
    </style:style>
    <style:style style:name="P172" style:family="paragraph" style:parent-style-name="Table_20_Contents">
      <style:text-properties fo:font-size="10pt" fo:font-style="normal" fo:font-weight="normal" officeooo:rsid="005498f7" officeooo:paragraph-rsid="005498f7" style:font-size-asian="8.75pt" style:font-style-asian="normal" style:font-weight-asian="normal" style:font-size-complex="10pt" style:font-style-complex="normal" style:font-weight-complex="normal"/>
    </style:style>
    <style:style style:name="P173" style:family="paragraph" style:parent-style-name="Table_20_Contents">
      <style:text-properties fo:font-size="10pt" fo:font-style="normal" fo:font-weight="normal" officeooo:rsid="0056c88e" officeooo:paragraph-rsid="0056c88e" style:font-size-asian="8.75pt" style:font-style-asian="normal" style:font-weight-asian="normal" style:font-size-complex="10pt" style:font-style-complex="normal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fo:font-size="10pt" fo:font-style="normal" fo:font-weight="normal" officeooo:rsid="0056c88e" officeooo:paragraph-rsid="00665396" style:font-size-asian="8.75pt" style:font-style-asian="normal" style:font-weight-asian="normal" style:font-size-complex="10pt" style:font-style-complex="normal" style:font-weight-complex="normal"/>
    </style:style>
    <style:style style:name="P175" style:family="paragraph" style:parent-style-name="Table_20_Contents">
      <style:text-properties fo:font-size="10pt" fo:font-style="normal" fo:font-weight="normal" officeooo:rsid="0056c88e" officeooo:paragraph-rsid="0069f3c4" style:font-size-asian="8.75pt" style:font-style-asian="normal" style:font-weight-asian="normal" style:font-size-complex="10pt" style:font-style-complex="normal" style:font-weight-complex="normal"/>
    </style:style>
    <style:style style:name="P176" style:family="paragraph" style:parent-style-name="Table_20_Contents">
      <style:text-properties fo:font-size="10pt" fo:font-style="normal" fo:font-weight="normal" officeooo:rsid="0056c88e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fo:font-size="10pt" fo:font-style="normal" fo:font-weight="normal" officeooo:rsid="005fbee4" officeooo:paragraph-rsid="005fbee4" style:font-size-asian="8.75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fo:font-size="10pt" fo:font-style="normal" fo:font-weight="normal" officeooo:rsid="00616fca" officeooo:paragraph-rsid="00616fca" style:font-size-asian="8.75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text-properties fo:font-size="10pt" fo:font-style="normal" fo:font-weight="normal" officeooo:rsid="00629985" officeooo:paragraph-rsid="00629985" style:font-size-asian="8.75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text-properties fo:font-size="10pt" fo:font-style="normal" fo:font-weight="normal" officeooo:rsid="0063d875" officeooo:paragraph-rsid="0063d875" style:font-size-asian="8.75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text-properties fo:font-size="10pt" fo:font-style="normal" fo:font-weight="normal" officeooo:rsid="0064917f" officeooo:paragraph-rsid="0064917f" style:font-size-asian="8.75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text-properties fo:font-size="10pt" fo:font-style="normal" fo:font-weight="normal" officeooo:rsid="0067d583" officeooo:paragraph-rsid="0067d583" style:font-size-asian="8.75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text-properties fo:font-size="10pt" fo:font-style="normal" fo:font-weight="normal" officeooo:rsid="0067d583" officeooo:paragraph-rsid="0064fd88" style:font-size-asian="8.75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fo:font-size="10pt" fo:font-style="normal" fo:font-weight="normal" officeooo:rsid="00835fe3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text-align="start" style:justify-single-word="false"/>
      <style:text-properties fo:font-size="10pt" fo:font-style="normal" fo:font-weight="normal" officeooo:rsid="0084d968" officeooo:paragraph-rsid="00863c87" style:font-size-asian="8.75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text-align="start" style:justify-single-word="false"/>
      <style:text-properties fo:font-size="10pt" fo:font-style="normal" fo:font-weight="normal" officeooo:rsid="0084d968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text-properties fo:font-size="10pt" fo:font-style="normal" fo:font-weight="normal" officeooo:rsid="0084d968" officeooo:paragraph-rsid="0084d968" style:font-size-asian="8.75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style:text-properties fo:font-size="10pt" fo:font-style="normal" fo:font-weight="normal" officeooo:rsid="0086da43" officeooo:paragraph-rsid="0086da43" style:font-size-asian="8.75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text-properties fo:font-size="10pt" fo:font-style="normal" fo:font-weight="normal" officeooo:rsid="0088ab06" officeooo:paragraph-rsid="0088ab06" style:font-size-asian="8.75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text-properties fo:font-size="10pt" fo:font-style="normal" fo:font-weight="normal" officeooo:rsid="008a90ea" officeooo:paragraph-rsid="008a90ea" style:font-size-asian="8.75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text-properties fo:font-size="10pt" fo:font-style="normal" fo:font-weight="normal" officeooo:rsid="008c3df6" officeooo:paragraph-rsid="008c3df6" style:font-size-asian="8.75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font-size="10pt" fo:font-style="normal" fo:font-weight="normal" officeooo:rsid="00917215" officeooo:paragraph-rsid="00917215" style:font-size-asian="8.75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fo:font-size="10pt" fo:font-style="normal" fo:font-weight="normal" officeooo:rsid="00917215" officeooo:paragraph-rsid="00944139" style:font-size-asian="8.75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fo:font-size="10pt" fo:font-style="normal" fo:font-weight="normal" officeooo:rsid="00917215" officeooo:paragraph-rsid="00934df6" style:font-size-asian="8.75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fo:font-size="10pt" fo:font-style="normal" fo:font-weight="normal" officeooo:rsid="0095b26f" officeooo:paragraph-rsid="0095b26f" style:font-size-asian="8.75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text-properties fo:font-size="10pt" fo:font-style="normal" fo:font-weight="normal" officeooo:rsid="009bc15e" officeooo:paragraph-rsid="009bc15e" style:font-size-asian="8.75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text-properties fo:font-size="10pt" fo:font-style="normal" fo:font-weight="normal" officeooo:rsid="009d909e" officeooo:paragraph-rsid="009d909e" style:font-size-asian="8.75pt" style:font-style-asian="normal" style:font-weight-asian="normal" style:font-size-complex="10pt" style:font-style-complex="normal" style:font-weight-complex="normal"/>
    </style:style>
    <style:style style:name="P198" style:family="paragraph" style:parent-style-name="Table_20_Contents">
      <style:text-properties fo:font-size="10pt" fo:font-style="normal" fo:font-weight="normal" officeooo:rsid="009e636d" officeooo:paragraph-rsid="009e636d" style:font-size-asian="8.75pt" style:font-style-asian="normal" style:font-weight-asian="normal" style:font-size-complex="10pt" style:font-style-complex="normal" style:font-weight-complex="normal"/>
    </style:style>
    <style:style style:name="P199" style:family="paragraph" style:parent-style-name="Table_20_Contents">
      <style:text-properties fo:font-size="10pt" fo:font-style="normal" fo:font-weight="normal" officeooo:rsid="009e636d" officeooo:paragraph-rsid="009ee554" style:font-size-asian="8.75pt" style:font-style-asian="normal" style:font-weight-asian="normal" style:font-size-complex="10pt" style:font-style-complex="normal" style:font-weight-complex="normal"/>
    </style:style>
    <style:style style:name="P200" style:family="paragraph" style:parent-style-name="Table_20_Contents">
      <style:text-properties fo:font-size="10pt" fo:font-style="normal" fo:font-weight="normal" officeooo:rsid="009e636d" officeooo:paragraph-rsid="00a00f11" style:font-size-asian="8.75pt" style:font-style-asian="normal" style:font-weight-asian="normal" style:font-size-complex="10pt" style:font-style-complex="normal" style:font-weight-complex="normal"/>
    </style:style>
    <style:style style:name="P201" style:family="paragraph" style:parent-style-name="Table_20_Contents">
      <style:text-properties fo:font-size="10pt" fo:font-style="normal" fo:font-weight="normal" officeooo:rsid="009e636d" officeooo:paragraph-rsid="00a3ac7e" style:font-size-asian="8.75pt" style:font-style-asian="normal" style:font-weight-asian="normal" style:font-size-complex="10pt" style:font-style-complex="normal" style:font-weight-complex="normal"/>
    </style:style>
    <style:style style:name="P202" style:family="paragraph" style:parent-style-name="Table_20_Contents">
      <style:text-properties fo:font-size="10pt" fo:font-style="normal" fo:font-weight="normal" officeooo:rsid="00a3ff31" officeooo:paragraph-rsid="00a3ff31" style:font-size-asian="8.75pt" style:font-style-asian="normal" style:font-weight-asian="normal" style:font-size-complex="10pt" style:font-style-complex="normal" style:font-weight-complex="normal"/>
    </style:style>
    <style:style style:name="P203" style:family="paragraph" style:parent-style-name="Table_20_Contents">
      <style:text-properties fo:font-size="10pt" fo:font-style="normal" fo:font-weight="normal" officeooo:rsid="00a87375" officeooo:paragraph-rsid="00a87375" style:font-size-asian="8.75pt" style:font-style-asian="normal" style:font-weight-asian="normal" style:font-size-complex="10pt" style:font-style-complex="normal" style:font-weight-complex="normal"/>
    </style:style>
    <style:style style:name="P204" style:family="paragraph" style:parent-style-name="Table_20_Contents">
      <style:text-properties fo:font-size="10pt" fo:font-style="normal" fo:font-weight="normal" officeooo:rsid="00bc4977" officeooo:paragraph-rsid="00bc4977" style:font-size-asian="8.75pt" style:font-style-asian="normal" style:font-weight-asian="normal" style:font-size-complex="10pt" style:font-style-complex="normal" style:font-weight-complex="normal"/>
    </style:style>
    <style:style style:name="P205" style:family="paragraph" style:parent-style-name="Table_20_Contents">
      <style:text-properties fo:font-size="10pt" fo:font-style="normal" fo:font-weight="normal" officeooo:rsid="00bc4977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>
      <style:text-properties fo:font-size="10pt" fo:font-style="normal" fo:font-weight="normal" officeooo:rsid="00bc4977" officeooo:paragraph-rsid="01001c9f" style:font-size-asian="8.75pt" style:font-style-asian="normal" style:font-weight-asian="normal" style:font-size-complex="10pt" style:font-style-complex="normal" style:font-weight-complex="normal"/>
    </style:style>
    <style:style style:name="P207" style:family="paragraph" style:parent-style-name="Table_20_Contents">
      <style:text-properties fo:font-size="10pt" fo:font-style="normal" fo:font-weight="normal" officeooo:rsid="00bdacfa" officeooo:paragraph-rsid="00bc4977" style:font-size-asian="8.75pt" style:font-style-asian="normal" style:font-weight-asian="normal" style:font-size-complex="10pt" style:font-style-complex="normal" style:font-weight-complex="normal"/>
    </style:style>
    <style:style style:name="P208" style:family="paragraph" style:parent-style-name="Table_20_Contents">
      <style:text-properties fo:font-size="10pt" fo:font-style="normal" fo:font-weight="normal" officeooo:rsid="00bdacfa" officeooo:paragraph-rsid="00bdacfa" style:font-size-asian="8.75pt" style:font-style-asian="normal" style:font-weight-asian="normal" style:font-size-complex="10pt" style:font-style-complex="normal" style:font-weight-complex="normal"/>
    </style:style>
    <style:style style:name="P209" style:family="paragraph" style:parent-style-name="Table_20_Contents">
      <style:text-properties fo:font-size="10pt" fo:font-style="normal" fo:font-weight="normal" officeooo:rsid="00f5875f" officeooo:paragraph-rsid="00f5875f" style:font-size-asian="8.75pt" style:font-style-asian="normal" style:font-weight-asian="normal" style:font-size-complex="10pt" style:font-style-complex="normal" style:font-weight-complex="normal"/>
    </style:style>
    <style:style style:name="P210" style:family="paragraph" style:parent-style-name="Table_20_Contents">
      <style:paragraph-properties fo:text-align="start" style:justify-single-word="false"/>
      <style:text-properties fo:font-size="10pt" fo:font-style="normal" fo:font-weight="normal" officeooo:rsid="00710159" officeooo:paragraph-rsid="0074c8d0" style:font-size-asian="8.75pt" style:font-style-asian="normal" style:font-weight-asian="normal" style:font-size-complex="10pt" style:font-style-complex="normal" style:font-weight-complex="normal"/>
    </style:style>
    <style:style style:name="P211" style:family="paragraph" style:parent-style-name="Table_20_Contents">
      <style:text-properties fo:font-size="10pt" fo:font-style="normal" fo:font-weight="normal" officeooo:rsid="00f3bbf9" officeooo:paragraph-rsid="00f3bbf9" style:font-size-asian="8.75pt" style:font-style-asian="normal" style:font-weight-asian="normal" style:font-size-complex="10pt" style:font-style-complex="normal" style:font-weight-complex="normal"/>
    </style:style>
    <style:style style:name="P212" style:family="paragraph" style:parent-style-name="Table_20_Contents">
      <style:text-properties fo:font-size="10pt" fo:font-style="normal" fo:font-weight="normal" officeooo:rsid="00afa15c" officeooo:paragraph-rsid="00afa15c" style:font-size-asian="8.75pt" style:font-style-asian="normal" style:font-weight-asian="normal" style:font-size-complex="10pt" style:font-style-complex="normal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fo:font-size="10pt" fo:font-style="normal" fo:font-weight="normal" officeooo:rsid="00934df6" officeooo:paragraph-rsid="01001c9f" style:font-size-asian="8.75pt" style:font-style-asian="normal" style:font-weight-asian="normal" style:font-size-complex="10pt" style:font-style-complex="normal" style:font-weight-complex="normal"/>
    </style:style>
    <style:style style:name="P214" style:family="paragraph" style:parent-style-name="Table_20_Contents">
      <style:text-properties fo:font-weight="bold" officeooo:paragraph-rsid="0063d875" style:font-weight-asian="bold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fo:font-weight="bold" officeooo:paragraph-rsid="00bf7a1a" style:font-weight-asian="bold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font-weight="bold" officeooo:paragraph-rsid="003e80af" style:font-weight-asian="bold" style:font-weight-complex="bold"/>
    </style:style>
    <style:style style:name="P217" style:family="paragraph" style:parent-style-name="Table_20_Contents">
      <style:text-properties fo:font-weight="bold" officeooo:rsid="009ee554" officeooo:paragraph-rsid="00a3ac7e" style:font-weight-asian="bold" style:font-weight-complex="bold"/>
    </style:style>
    <style:style style:name="P218" style:family="paragraph" style:parent-style-name="Table_20_Contents">
      <style:text-properties fo:font-weight="bold" officeooo:rsid="00a3ff31" officeooo:paragraph-rsid="00a3ff31" style:font-weight-asian="bold" style:font-weight-complex="bold"/>
    </style:style>
    <style:style style:name="P219" style:family="paragraph" style:parent-style-name="Table_20_Contents">
      <style:text-properties fo:font-weight="bold" officeooo:rsid="00bc4977" officeooo:paragraph-rsid="00bf7a1a" style:font-weight-asian="bold" style:font-weight-complex="bold"/>
    </style:style>
    <style:style style:name="P220" style:family="paragraph" style:parent-style-name="Table_20_Contents">
      <style:text-properties fo:font-weight="bold" officeooo:paragraph-rsid="00a9d4b2" style:font-weight-asian="bold" style:font-weight-complex="bold"/>
    </style:style>
    <style:style style:name="P221" style:family="paragraph" style:parent-style-name="Table_20_Contents">
      <style:text-properties fo:font-weight="bold" officeooo:paragraph-rsid="00b0e9d7" style:font-weight-asian="bold" style:font-weight-complex="bold"/>
    </style:style>
    <style:style style:name="P222" style:family="paragraph" style:parent-style-name="Table_20_Contents">
      <style:text-properties fo:font-weight="bold" officeooo:paragraph-rsid="00afa15c" style:font-weight-asian="bold" style:font-weight-complex="bold"/>
    </style:style>
    <style:style style:name="P223" style:family="paragraph" style:parent-style-name="Table_20_Contents">
      <style:text-properties fo:font-weight="bold" officeooo:rsid="002a453e" officeooo:paragraph-rsid="004f9dfb" style:font-weight-asian="bold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officeooo:paragraph-rsid="004f9dfb"/>
    </style:style>
    <style:style style:name="P225" style:family="paragraph" style:parent-style-name="Table_20_Contents">
      <style:paragraph-properties fo:text-align="start" style:justify-single-word="false"/>
      <style:text-properties officeooo:paragraph-rsid="005fbee4"/>
    </style:style>
    <style:style style:name="P226" style:family="paragraph" style:parent-style-name="Table_20_Contents">
      <style:paragraph-properties fo:text-align="start" style:justify-single-word="false"/>
      <style:text-properties officeooo:paragraph-rsid="0044c80f"/>
    </style:style>
    <style:style style:name="P227" style:family="paragraph" style:parent-style-name="Table_20_Contents">
      <style:paragraph-properties fo:text-align="start" style:justify-single-word="false"/>
      <style:text-properties officeooo:paragraph-rsid="00917215"/>
    </style:style>
    <style:style style:name="P228" style:family="paragraph" style:parent-style-name="Table_20_Contents">
      <style:paragraph-properties fo:text-align="start" style:justify-single-word="false"/>
      <style:text-properties officeooo:paragraph-rsid="00944139"/>
    </style:style>
    <style:style style:name="P229" style:family="paragraph" style:parent-style-name="Table_20_Contents">
      <style:paragraph-properties fo:text-align="start" style:justify-single-word="false"/>
      <style:text-properties fo:font-style="italic" fo:font-weight="normal" officeooo:rsid="00bbcf04" officeooo:paragraph-rsid="00bbcf04" style:font-style-asian="italic" style:font-weight-asian="normal" style:font-style-complex="italic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style:font-name="Liberation Serif" fo:font-weight="bold" officeooo:rsid="0095ec94" officeooo:paragraph-rsid="00bf7a1a" style:font-weight-asian="bold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style:font-name="Liberation Serif" fo:font-weight="bold" officeooo:rsid="00e001c8" officeooo:paragraph-rsid="00ef8a6c" style:font-weight-asian="bold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style:font-name="Liberation Serif" fo:font-weight="bold" officeooo:rsid="00de7b56" officeooo:paragraph-rsid="00ef8a6c" style:font-weight-asian="bold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8b7f0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a53ec" officeooo:paragraph-rsid="009a53ec" style:font-size-asian="8.75pt" style:font-style-asian="normal" style:font-weight-asian="normal" style:font-size-complex="10pt" style:font-style-complex="normal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5ec94" officeooo:paragraph-rsid="00bf7a1a" style:font-size-asian="8.75pt" style:font-style-asian="normal" style:font-weight-asian="normal" style:font-size-complex="10pt" style:font-style-complex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95ec94" officeooo:paragraph-rsid="0095ec94" style:font-size-asian="8.75pt" style:font-style-asian="normal" style:font-weight-asian="normal" style:font-size-complex="10pt" style:font-style-complex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7857f" officeooo:paragraph-rsid="00c7857f" style:font-size-asian="8.75pt" style:font-style-asian="normal" style:font-weight-asian="normal" style:font-size-complex="10pt" style:font-style-complex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7cd8e" officeooo:paragraph-rsid="00c7cd8e" style:font-size-asian="8.75pt" style:font-style-asian="normal" style:font-weight-asian="normal" style:font-size-complex="10pt" style:font-style-complex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7cd8e" officeooo:paragraph-rsid="00fe7e63" style:font-size-asian="8.75pt" style:font-style-asian="normal" style:font-weight-asian="normal" style:font-size-complex="10pt" style:font-style-complex="normal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7cd8e" officeooo:paragraph-rsid="01001c9f" style:font-size-asian="8.75pt" style:font-style-asian="normal" style:font-weight-asian="normal" style:font-size-complex="10pt" style:font-style-complex="normal" style:font-weight-complex="normal"/>
    </style:style>
    <style:style style:name="P241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9c3d8" officeooo:paragraph-rsid="00c9c3d8" style:font-size-asian="8.75pt" style:font-style-asian="normal" style:font-weight-asian="normal" style:font-size-complex="10pt" style:font-style-complex="normal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9c3d8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4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d9eb2" officeooo:paragraph-rsid="00cd9eb2" style:font-size-asian="8.75pt" style:font-style-asian="normal" style:font-weight-asian="normal" style:font-size-complex="10pt" style:font-style-complex="normal" style:font-weight-complex="normal"/>
    </style:style>
    <style:style style:name="P24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f51b6" officeooo:paragraph-rsid="00cf51b6" style:font-size-asian="8.75pt" style:font-style-asian="normal" style:font-weight-asian="normal" style:font-size-complex="10pt" style:font-style-complex="normal" style:font-weight-complex="normal"/>
    </style:style>
    <style:style style:name="P24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cf6a43" officeooo:paragraph-rsid="00cf6a43" style:font-size-asian="8.75pt" style:font-style-asian="normal" style:font-weight-asian="normal" style:font-size-complex="10pt" style:font-style-complex="normal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d407b1" officeooo:paragraph-rsid="00d407b1" style:font-size-asian="8.75pt" style:font-style-asian="normal" style:font-weight-asian="normal" style:font-size-complex="10pt" style:font-style-complex="normal" style:font-weight-complex="normal"/>
    </style:style>
    <style:style style:name="P24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42085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4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7c205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4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9b0a1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5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ba6a9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51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c6de1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52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dc77b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5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e033b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25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bc4977" officeooo:paragraph-rsid="00bbcf04" style:font-size-asian="8.75pt" style:font-style-asian="normal" style:font-weight-asian="normal" style:font-size-complex="10pt" style:font-style-complex="normal" style:font-weight-complex="normal"/>
    </style:style>
    <style:style style:name="P25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e0e720" officeooo:paragraph-rsid="00e27c4d" style:font-size-asian="8.75pt" style:font-style-asian="normal" style:font-weight-asian="normal" style:font-size-complex="10pt" style:font-style-complex="normal" style:font-weight-complex="normal"/>
    </style:style>
    <style:style style:name="P25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dbb72a" officeooo:paragraph-rsid="00dbb72a" style:font-size-asian="8.75pt" style:font-style-asian="normal" style:font-weight-asian="normal" style:font-size-complex="10pt" style:font-style-complex="normal" style:font-weight-complex="normal"/>
    </style:style>
    <style:style style:name="P25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afa15c" officeooo:paragraph-rsid="0101012f" style:font-size-asian="8.75pt" style:font-style-asian="normal" style:font-weight-asian="normal" style:font-size-complex="10pt" style:font-style-complex="normal" style:font-weight-complex="normal"/>
    </style:style>
    <style:style style:name="P25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1032e32" officeooo:paragraph-rsid="01032e32" style:font-size-asian="8.75pt" style:font-style-asian="normal" style:font-weight-asian="normal" style:font-size-complex="10pt" style:font-style-complex="normal" style:font-weight-complex="normal"/>
    </style:style>
    <style:style style:name="P25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5d4a0" officeooo:paragraph-rsid="00c5d4a0" style:font-size-asian="8.75pt" style:font-style-asian="normal" style:font-weight-asian="bold" style:font-size-complex="10pt" style:font-style-complex="normal" style:font-weight-complex="bold"/>
    </style:style>
    <style:style style:name="P26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7cd8e" officeooo:paragraph-rsid="00c7cd8e" style:font-size-asian="8.75pt" style:font-style-asian="normal" style:font-weight-asian="bold" style:font-size-complex="10pt" style:font-style-complex="normal" style:font-weight-complex="bold"/>
    </style:style>
    <style:style style:name="P261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7cd8e" officeooo:paragraph-rsid="01001c9f" style:font-size-asian="8.75pt" style:font-style-asian="normal" style:font-weight-asian="bold" style:font-size-complex="10pt" style:font-style-complex="normal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7857f" officeooo:paragraph-rsid="00c7857f" style:font-size-asian="8.75pt" style:font-style-asian="normal" style:font-weight-asian="bold" style:font-size-complex="10pt" style:font-style-complex="normal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9c3d8" officeooo:paragraph-rsid="00c9c3d8" style:font-size-asian="8.75pt" style:font-style-asian="normal" style:font-weight-asian="bold" style:font-size-complex="10pt" style:font-style-complex="normal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f6a43" officeooo:paragraph-rsid="00cf6a43" style:font-size-asian="8.75pt" style:font-style-asian="normal" style:font-weight-asian="bold" style:font-size-complex="10pt" style:font-style-complex="normal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cf51b6" officeooo:paragraph-rsid="00cf51b6" style:font-size-asian="8.75pt" style:font-style-asian="normal" style:font-weight-asian="bold" style:font-size-complex="10pt" style:font-style-complex="normal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d407b1" officeooo:paragraph-rsid="00d407b1" style:font-size-asian="8.75pt" style:font-style-asian="normal" style:font-weight-asian="bold" style:font-size-complex="10pt" style:font-style-complex="normal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42085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7c205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9b0a1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c6de1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dc77b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bcf04" officeooo:paragraph-rsid="00bbcf04" style:font-size-asian="8.75pt" style:font-style-asian="normal" style:font-weight-asian="bold" style:font-size-complex="10pt" style:font-style-complex="normal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98b7f0" officeooo:paragraph-rsid="0098b7f0" style:font-size-asian="8.75pt" style:font-style-asian="normal" style:font-weight-asian="bold" style:font-size-complex="10pt" style:font-style-complex="normal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98b7f0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7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8ba5a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dd92d3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7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001c8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7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03225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02c93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8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0e720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81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0e720" officeooo:paragraph-rsid="00e27c4d" style:font-size-asian="8.75pt" style:font-style-asian="normal" style:font-weight-asian="bold" style:font-size-complex="10pt" style:font-style-complex="normal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f365fb" officeooo:paragraph-rsid="00f365fb" style:font-size-asian="8.75pt" style:font-style-asian="normal" style:font-weight-asian="bold" style:font-size-complex="10pt" style:font-style-complex="normal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dbb72a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ddcca2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de7b56" officeooo:paragraph-rsid="00ef8a6c" style:font-size-asian="8.75pt" style:font-style-asian="normal" style:font-weight-asian="bold" style:font-size-complex="10pt" style:font-style-complex="normal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82612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b6c89b" officeooo:paragraph-rsid="00bf7a1a" style:font-size-asian="8.75pt" style:font-style-asian="normal" style:font-weight-asian="bold" style:font-size-complex="10pt" style:font-style-complex="normal" style:font-weight-complex="bold"/>
    </style:style>
    <style:style style:name="P288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b82612" officeooo:paragraph-rsid="00b82612" style:font-size-asian="8.75pt" style:font-style-asian="italic" style:font-weight-asian="normal" style:font-size-complex="10pt" style:font-style-complex="italic" style:font-weight-complex="normal"/>
    </style:style>
    <style:style style:name="P289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bc4977" officeooo:paragraph-rsid="00bf7a1a" style:font-size-asian="8.75pt" style:font-style-asian="italic" style:font-weight-asian="normal" style:font-size-complex="10pt" style:font-style-complex="italic" style:font-weight-complex="normal"/>
    </style:style>
    <style:style style:name="P290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82612" officeooo:paragraph-rsid="00bf7a1a" style:font-size-asian="8.75pt" style:font-style-asian="italic" style:font-weight-asian="bold" style:font-size-complex="10pt" style:font-style-complex="italic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style:font-name="Liberation Serif" fo:font-size="10pt" fo:font-style="italic" fo:font-weight="bold" officeooo:rsid="00c5d4a0" officeooo:paragraph-rsid="00c5d4a0" style:font-size-asian="8.75pt" style:font-style-asian="italic" style:font-weight-asian="bold" style:font-size-complex="10pt" style:font-style-complex="italic" style:font-weight-complex="bold"/>
    </style:style>
    <style:style style:name="P292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cf6a43" officeooo:paragraph-rsid="00cf6a43" style:font-size-asian="8.75pt" style:font-style-asian="italic" style:font-weight-asian="bold" style:font-size-complex="10pt" style:font-style-complex="italic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style:font-name="Liberation Serif" fo:font-size="10pt" fo:font-style="italic" fo:font-weight="bold" officeooo:rsid="00d1478b" officeooo:paragraph-rsid="00d1478b" style:font-size-asian="8.75pt" style:font-style-asian="italic" style:font-weight-asian="bold" style:font-size-complex="10pt" style:font-style-complex="italic" style:font-weight-complex="bold"/>
    </style:style>
    <style:style style:name="P294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f27fbf" officeooo:paragraph-rsid="00f27fbf" style:font-size-asian="8.75pt" style:font-style-asian="italic" style:font-weight-asian="bold" style:font-size-complex="10pt" style:font-style-complex="italic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style:font-name="Liberation Serif" fo:font-size="10pt" fo:font-style="italic" fo:font-weight="bold" officeooo:rsid="00ba88e4" officeooo:paragraph-rsid="00ba88e4" style:font-size-asian="8.75pt" style:font-style-asian="italic" style:font-weight-asian="bold" style:font-size-complex="10pt" style:font-style-complex="italic" style:font-weight-complex="bold"/>
    </style:style>
    <style:style style:name="P296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a88e4" officeooo:paragraph-rsid="00ba88e4" style:font-size-asian="8.75pt" style:font-style-asian="italic" style:font-weight-asian="bold" style:font-size-complex="10pt" style:font-style-complex="italic" style:font-weight-complex="bold"/>
    </style:style>
    <style:style style:name="P297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ddcca2" officeooo:paragraph-rsid="00ef8a6c" style:font-size-asian="8.75pt" style:font-style-asian="italic" style:font-weight-asian="bold" style:font-size-complex="10pt" style:font-style-complex="italic" style:font-weight-complex="bold"/>
    </style:style>
    <style:style style:name="P298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576cd" officeooo:paragraph-rsid="00bf7a1a" style:font-size-asian="8.75pt" style:font-style-asian="italic" style:font-weight-asian="bold" style:font-size-complex="10pt" style:font-style-complex="italic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6c89b" officeooo:paragraph-rsid="00bf7a1a" style:font-size-asian="8.75pt" style:font-style-asian="italic" style:font-weight-asian="bold" style:font-size-complex="10pt" style:font-style-complex="italic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bold" officeooo:rsid="00b8ba5a" officeooo:paragraph-rsid="00bf7a1a" style:font-size-asian="8.75pt" style:font-style-asian="italic" style:font-weight-asian="bold" style:font-size-complex="10pt" style:font-style-complex="italic" style:font-weight-complex="bold"/>
    </style:style>
    <style:style style:name="P301" style:family="paragraph" style:parent-style-name="Table_20_Contents">
      <style:text-properties officeooo:paragraph-rsid="009e636d"/>
    </style:style>
    <style:style style:name="P302" style:family="paragraph" style:parent-style-name="Table_20_Contents">
      <style:text-properties officeooo:rsid="009ee554" officeooo:paragraph-rsid="00a3ac7e"/>
    </style:style>
    <style:style style:name="P303" style:family="paragraph" style:parent-style-name="Table_20_Contents">
      <style:text-properties officeooo:paragraph-rsid="009ee554"/>
    </style:style>
    <style:style style:name="P304" style:family="paragraph" style:parent-style-name="Table_20_Contents">
      <style:text-properties officeooo:paragraph-rsid="00a3ac7e"/>
    </style:style>
    <style:style style:name="P305" style:family="paragraph" style:parent-style-name="Table_20_Contents">
      <style:paragraph-properties fo:text-align="center" style:justify-single-word="false"/>
      <style:text-properties fo:color="#000000" style:font-name="Liberation Serif" fo:font-size="10pt" fo:font-style="italic" fo:font-weight="bold" officeooo:rsid="00d44ee4" officeooo:paragraph-rsid="00d44ee4" style:font-size-asian="8.75pt" style:font-style-asian="italic" style:font-weight-asian="bold" style:font-size-complex="10pt" style:font-style-complex="italic" style:font-weight-complex="bold"/>
    </style:style>
    <style:style style:name="P306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italic" fo:font-weight="bold" officeooo:rsid="00d5efd7" officeooo:paragraph-rsid="00d5efd7" style:font-size-asian="8.75pt" style:font-style-asian="italic" style:font-weight-asian="bold" style:font-size-complex="10pt" style:font-style-complex="italic" style:font-weight-complex="bold"/>
    </style:style>
    <style:style style:name="P307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italic" fo:font-weight="bold" officeooo:rsid="00d86911" officeooo:paragraph-rsid="00d94f73" style:font-size-asian="8.75pt" style:font-style-asian="italic" style:font-weight-asian="bold" style:font-size-complex="10pt" style:font-style-complex="italic" style:font-weight-complex="bold"/>
    </style:style>
    <style:style style:name="P308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italic" fo:font-weight="bold" officeooo:rsid="00d94f73" officeooo:paragraph-rsid="00d94f73" style:font-size-asian="8.75pt" style:font-style-asian="italic" style:font-weight-asian="bold" style:font-size-complex="10pt" style:font-style-complex="italic" style:font-weight-complex="bold"/>
    </style:style>
    <style:style style:name="P309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normal" officeooo:rsid="00ee1d39" officeooo:paragraph-rsid="00ee1d39" style:font-size-asian="8.75pt" style:font-style-asian="normal" style:font-weight-asian="normal" style:font-size-complex="10pt" style:font-style-complex="normal" style:font-weight-complex="normal"/>
    </style:style>
    <style:style style:name="P310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normal" officeooo:rsid="00ee1d39" officeooo:paragraph-rsid="00e42085" style:font-size-asian="8.75pt" style:font-style-asian="normal" style:font-weight-asian="normal" style:font-size-complex="10pt" style:font-style-complex="normal" style:font-weight-complex="normal"/>
    </style:style>
    <style:style style:name="P311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normal" officeooo:rsid="00ee1d39" officeooo:paragraph-rsid="00f0f1b5" style:font-size-asian="8.75pt" style:font-style-asian="normal" style:font-weight-asian="normal" style:font-size-complex="10pt" style:font-style-complex="normal" style:font-weight-complex="normal"/>
    </style:style>
    <style:style style:name="P312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normal" officeooo:rsid="00ee1d39" officeooo:paragraph-rsid="00fe7e63" style:font-size-asian="8.75pt" style:font-style-asian="normal" style:font-weight-asian="normal" style:font-size-complex="10pt" style:font-style-complex="normal" style:font-weight-complex="normal"/>
    </style:style>
    <style:style style:name="P313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normal" officeooo:rsid="0101012f" officeooo:paragraph-rsid="0101012f" style:font-size-asian="8.75pt" style:font-style-asian="normal" style:font-weight-asian="normal" style:font-size-complex="10pt" style:font-style-complex="normal" style:font-weight-complex="normal"/>
    </style:style>
    <style:style style:name="P314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ee1d39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P315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ee1d39" officeooo:paragraph-rsid="00f2768a" style:font-size-asian="8.75pt" style:font-style-asian="normal" style:font-weight-asian="bold" style:font-size-complex="10pt" style:font-style-complex="normal" style:font-weight-complex="bold"/>
    </style:style>
    <style:style style:name="P316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ee1d39" officeooo:paragraph-rsid="00ee1d39" style:font-size-asian="8.75pt" style:font-style-asian="normal" style:font-weight-asian="bold" style:font-size-complex="10pt" style:font-style-complex="normal" style:font-weight-complex="bold"/>
    </style:style>
    <style:style style:name="P317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ee1d39" officeooo:paragraph-rsid="00fe7e63" style:font-size-asian="8.75pt" style:font-style-asian="normal" style:font-weight-asian="bold" style:font-size-complex="10pt" style:font-style-complex="normal" style:font-weight-complex="bold"/>
    </style:style>
    <style:style style:name="P318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ee1d39" officeooo:paragraph-rsid="0101012f" style:font-size-asian="8.75pt" style:font-style-asian="normal" style:font-weight-asian="bold" style:font-size-complex="10pt" style:font-style-complex="normal" style:font-weight-complex="bold"/>
    </style:style>
    <style:style style:name="P319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d5efd7" officeooo:paragraph-rsid="00d5efd7" style:font-size-asian="8.75pt" style:font-style-asian="normal" style:font-weight-asian="bold" style:font-size-complex="10pt" style:font-style-complex="normal" style:font-weight-complex="bold"/>
    </style:style>
    <style:style style:name="P320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d6bb90" officeooo:paragraph-rsid="00d6bb90" style:font-size-asian="8.75pt" style:font-style-asian="normal" style:font-weight-asian="bold" style:font-size-complex="10pt" style:font-style-complex="normal" style:font-weight-complex="bold"/>
    </style:style>
    <style:style style:name="P321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d86911" officeooo:paragraph-rsid="00d86911" style:font-size-asian="8.75pt" style:font-style-asian="normal" style:font-weight-asian="bold" style:font-size-complex="10pt" style:font-style-complex="normal" style:font-weight-complex="bold"/>
    </style:style>
    <style:style style:name="P322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da5602" officeooo:paragraph-rsid="00da5602" style:font-size-asian="8.75pt" style:font-style-asian="normal" style:font-weight-asian="bold" style:font-size-complex="10pt" style:font-style-complex="normal" style:font-weight-complex="bold"/>
    </style:style>
    <style:style style:name="P323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dbb72a" officeooo:paragraph-rsid="00dbb72a" style:font-size-asian="8.75pt" style:font-style-asian="normal" style:font-weight-asian="bold" style:font-size-complex="10pt" style:font-style-complex="normal" style:font-weight-complex="bold"/>
    </style:style>
    <style:style style:name="P324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101012f" officeooo:paragraph-rsid="0101012f" style:font-size-asian="8.75pt" style:font-style-asian="normal" style:font-weight-asian="bold" style:font-size-complex="10pt" style:font-style-complex="normal" style:font-weight-complex="bold"/>
    </style:style>
    <style:style style:name="P325" style:family="paragraph" style:parent-style-name="Table_20_Contents">
      <style:paragraph-properties fo:text-align="center" style:justify-single-word="false"/>
      <style:text-properties fo:color="#bf0041" style:font-name="Liberation Serif" fo:font-size="10pt" fo:font-style="italic" fo:font-weight="bold" officeooo:rsid="00d407b1" officeooo:paragraph-rsid="00d407b1" style:font-size-asian="8.75pt" style:font-style-asian="italic" style:font-weight-asian="bold" style:font-size-complex="10pt" style:font-style-complex="italic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fo:color="#127622" style:font-name="Liberation Serif" fo:font-size="10pt" fo:font-style="italic" fo:font-weight="bold" officeooo:rsid="00ee033b" officeooo:paragraph-rsid="00f0f1b5" style:font-size-asian="8.75pt" style:font-style-asian="italic" style:font-weight-asian="bold" style:font-size-complex="10pt" style:font-style-complex="italic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fo:color="#ffffff" style:font-name="Liberation Serif" fo:font-size="10pt" fo:font-style="italic" fo:font-weight="bold" officeooo:rsid="00f27fbf" officeooo:paragraph-rsid="00f27fbf" fo:background-color="#000000" style:font-size-asian="8.75pt" style:font-style-asian="italic" style:font-weight-asian="bold" style:font-size-complex="10pt" style:font-style-complex="italic" style:font-weight-complex="bold"/>
    </style:style>
    <style:style style:name="P328" style:family="paragraph" style:parent-style-name="Table_20_Contents">
      <style:paragraph-properties fo:text-align="center" style:justify-single-word="false"/>
      <style:text-properties style:font-name="Liberation Sans" fo:font-size="10pt" fo:font-style="normal" fo:font-weight="bold" officeooo:rsid="00934df6" officeooo:paragraph-rsid="00934df6" style:font-size-asian="8.75pt" style:font-style-asian="normal" style:font-weight-asian="bold" style:font-size-complex="10pt" style:font-style-complex="normal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Liberation Sans" fo:font-size="10pt" fo:font-style="normal" fo:font-weight="normal" officeooo:rsid="00934df6" officeooo:paragraph-rsid="00934df6" style:font-size-asian="8.75pt" style:font-style-asian="normal" style:font-weight-asian="normal" style:font-size-complex="10pt" style:font-style-complex="normal" style:font-weight-complex="normal"/>
    </style:style>
    <style:style style:name="P330" style:family="paragraph" style:parent-style-name="Table_20_Contents">
      <style:paragraph-properties fo:text-align="start" style:justify-single-word="false"/>
      <style:text-properties fo:font-style="normal" fo:font-weight="bold" officeooo:paragraph-rsid="007a4ad0" style:font-style-asian="normal" style:font-weight-asian="bold" style:font-style-complex="normal" style:font-weight-complex="bold"/>
    </style:style>
    <style:style style:name="P331" style:family="paragraph" style:parent-style-name="Table_20_Contents">
      <style:paragraph-properties fo:text-align="center" style:justify-single-word="false"/>
      <style:text-properties fo:color="#28471f" fo:font-size="10pt" fo:font-style="italic" fo:font-weight="bold" officeooo:rsid="00f5875f" officeooo:paragraph-rsid="00f5875f" style:font-size-asian="8.75pt" style:font-style-asian="italic" style:font-weight-asian="bold" style:font-size-complex="10pt" style:font-style-complex="italic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fo:color="#28471f" fo:font-size="10pt" fo:font-style="italic" fo:font-weight="bold" officeooo:rsid="00f961f5" officeooo:paragraph-rsid="00f961f5" style:font-size-asian="8.75pt" style:font-style-asian="italic" style:font-weight-asian="bold" style:font-size-complex="10pt" style:font-style-complex="italic" style:font-weight-complex="bold"/>
    </style:style>
    <style:style style:name="P333" style:family="paragraph" style:parent-style-name="Preformatted_20_Text">
      <style:paragraph-properties fo:text-align="start" style:justify-single-word="false"/>
      <style:text-properties fo:font-size="10pt" fo:font-style="normal" fo:font-weight="normal" officeooo:rsid="00463107" officeooo:paragraph-rsid="004f9dfb" style:font-size-asian="8.75pt" style:font-style-asian="normal" style:font-weight-asian="normal" style:font-size-complex="10pt" style:font-style-complex="normal" style:font-weight-complex="normal"/>
    </style:style>
    <style:style style:name="P334" style:family="paragraph" style:parent-style-name="Table_20_Contents">
      <style:paragraph-properties fo:text-align="start" style:justify-single-word="false"/>
      <style:text-properties fo:font-size="10pt" fo:font-style="normal" fo:font-weight="normal" officeooo:rsid="00917215" officeooo:paragraph-rsid="00934df6" style:font-size-asian="8.75pt" style:font-style-asian="normal" style:font-weight-asian="normal" style:font-size-complex="10pt" style:font-style-complex="normal" style:font-weight-complex="normal"/>
    </style:style>
    <style:style style:name="P335" style:family="paragraph" style:parent-style-name="Table_20_Contents">
      <style:paragraph-properties fo:text-align="start" style:justify-single-word="false"/>
      <style:text-properties fo:font-size="10pt" fo:font-style="normal" fo:font-weight="bold" officeooo:rsid="00917215" officeooo:paragraph-rsid="00934df6" style:font-size-asian="8.75pt" style:font-style-asian="normal" style:font-weight-asian="bold" style:font-size-complex="10pt" style:font-style-complex="normal" style:font-weight-complex="bold"/>
    </style:style>
    <style:style style:name="P336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fe7e63" officeooo:paragraph-rsid="00fe7e63" style:font-size-asian="8.75pt" style:font-style-asian="normal" style:font-weight-asian="normal" style:font-size-complex="10pt" style:font-style-complex="normal" style:font-weight-complex="normal"/>
    </style:style>
    <style:style style:name="P337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0dbb72a" officeooo:paragraph-rsid="00dbb72a" style:font-size-asian="8.75pt" style:font-style-asian="normal" style:font-weight-asian="normal" style:font-size-complex="10pt" style:font-style-complex="normal" style:font-weight-complex="normal"/>
    </style:style>
    <style:style style:name="P33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fe7e63" officeooo:paragraph-rsid="00fe7e63" style:font-size-asian="8.75pt" style:font-style-asian="normal" style:font-weight-asian="bold" style:font-size-complex="10pt" style:font-style-complex="normal" style:font-weight-complex="bold"/>
    </style:style>
    <style:style style:name="P339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bold" officeooo:rsid="00ee1d39" officeooo:paragraph-rsid="00e42085" style:font-size-asian="8.75pt" style:font-style-asian="normal" style:font-weight-asian="bold" style:font-size-complex="10pt" style:font-style-complex="normal" style:font-weight-complex="bold"/>
    </style:style>
    <style:style style:name="P340" style:family="paragraph" style:parent-style-name="Table_20_Contents">
      <style:paragraph-properties fo:text-align="center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rsid="00fe7e63" officeooo:paragraph-rsid="00fe7e63" style:font-size-asian="8.75pt" style:font-style-asian="italic" style:font-weight-asian="bold" style:font-size-complex="10pt" style:font-style-complex="italic" style:font-weight-complex="bold"/>
    </style:style>
    <style:style style:name="P341" style:family="paragraph" style:parent-style-name="Table_20_Contents">
      <style:paragraph-properties fo:text-align="center" style:justify-single-word="false"/>
      <style:text-properties style:font-name="Liberation Serif" fo:font-size="10pt" fo:font-style="italic" fo:font-weight="bold" officeooo:rsid="00fe7e63" officeooo:paragraph-rsid="00fe7e63" style:font-size-asian="8.75pt" style:font-style-asian="italic" style:font-weight-asian="bold" style:font-size-complex="10pt" style:font-style-complex="italic" style:font-weight-complex="bold"/>
    </style:style>
    <style:style style:name="P342" style:family="paragraph" style:parent-style-name="Table_20_Contents">
      <style:paragraph-properties fo:text-align="start" style:justify-single-word="false"/>
      <style:text-properties fo:color="#000000" style:font-name="Liberation Serif" fo:font-size="10pt" fo:font-style="normal" fo:font-weight="bold" officeooo:rsid="00ee1d39" officeooo:paragraph-rsid="00f0f1b5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f8a6c" style:font-weight-asian="bold" style:font-weight-complex="bold"/>
    </style:style>
    <style:style style:name="T3" style:family="text">
      <style:text-properties fo:font-size="10pt" fo:font-style="normal" style:font-size-asian="8.75pt" style:font-style-asian="normal" style:font-size-complex="10pt" style:font-style-complex="normal"/>
    </style:style>
    <style:style style:name="T4" style:family="text">
      <style:text-properties fo:font-size="10pt" fo:font-style="normal" officeooo:rsid="002b67f3" style:font-size-asian="8.75pt" style:font-style-asian="normal" style:font-size-complex="10pt" style:font-style-complex="normal"/>
    </style:style>
    <style:style style:name="T5" style:family="text">
      <style:text-properties fo:font-size="10pt" fo:font-style="normal" officeooo:rsid="00313058" style:font-size-asian="8.75pt" style:font-style-asian="normal" style:font-size-complex="10pt" style:font-style-complex="normal"/>
    </style:style>
    <style:style style:name="T6" style:family="text">
      <style:text-properties fo:font-size="10pt" fo:font-style="normal" officeooo:rsid="003e80af" style:font-size-asian="8.75pt" style:font-style-asian="normal" style:font-size-complex="10pt" style:font-style-complex="normal"/>
    </style:style>
    <style:style style:name="T7" style:family="text">
      <style:text-properties fo:font-size="10pt" fo:font-style="normal" officeooo:rsid="00410b1b" style:font-size-asian="8.75pt" style:font-style-asian="normal" style:font-size-complex="10pt" style:font-style-complex="normal"/>
    </style:style>
    <style:style style:name="T8" style:family="text">
      <style:text-properties fo:font-size="10pt" fo:font-style="normal" officeooo:rsid="004a7192" style:font-size-asian="8.75pt" style:font-style-asian="normal" style:font-size-complex="10pt" style:font-style-complex="normal"/>
    </style:style>
    <style:style style:name="T9" style:family="text">
      <style:text-properties fo:font-size="10pt" fo:font-style="normal" officeooo:rsid="0063d875" style:font-size-asian="8.75pt" style:font-style-asian="normal" style:font-size-complex="10pt" style:font-style-complex="normal"/>
    </style:style>
    <style:style style:name="T10" style:family="text">
      <style:text-properties fo:font-size="10pt" fo:font-style="normal" officeooo:rsid="0064917f" style:font-size-asian="8.75pt" style:font-style-asian="normal" style:font-size-complex="10pt" style:font-style-complex="normal"/>
    </style:style>
    <style:style style:name="T11" style:family="text">
      <style:text-properties fo:font-size="10pt" fo:font-style="normal" officeooo:rsid="00934df6" style:font-size-asian="8.75pt" style:font-style-asian="normal" style:font-size-complex="10pt" style:font-style-complex="normal"/>
    </style:style>
    <style:style style:name="T12" style:family="text">
      <style:text-properties fo:font-size="10pt" fo:font-style="normal" officeooo:rsid="0098b332" style:font-size-asian="8.75pt" style:font-style-asian="normal" style:font-size-complex="10pt" style:font-style-complex="normal"/>
    </style:style>
    <style:style style:name="T13" style:family="text">
      <style:text-properties fo:font-size="10pt" fo:font-style="normal" officeooo:rsid="009e636d" style:font-size-asian="8.75pt" style:font-style-asian="normal" style:font-size-complex="10pt" style:font-style-complex="normal"/>
    </style:style>
    <style:style style:name="T14" style:family="text">
      <style:text-properties fo:font-size="10pt" fo:font-style="normal" officeooo:rsid="00a3ac7e" style:font-size-asian="8.75pt" style:font-style-asian="normal" style:font-size-complex="10pt" style:font-style-complex="normal"/>
    </style:style>
    <style:style style:name="T15" style:family="text">
      <style:text-properties fo:font-size="10pt" fo:font-style="normal" officeooo:rsid="00a55463" style:font-size-asian="8.75pt" style:font-style-asian="normal" style:font-size-complex="10pt" style:font-style-complex="normal"/>
    </style:style>
    <style:style style:name="T16" style:family="text">
      <style:text-properties fo:font-size="10pt" fo:font-style="normal" officeooo:rsid="00a5bc4a" style:font-size-asian="8.75pt" style:font-style-asian="normal" style:font-size-complex="10pt" style:font-style-complex="normal"/>
    </style:style>
    <style:style style:name="T17" style:family="text">
      <style:text-properties fo:font-size="10pt" fo:font-style="normal" officeooo:rsid="00a87375" style:font-size-asian="8.75pt" style:font-style-asian="normal" style:font-size-complex="10pt" style:font-style-complex="normal"/>
    </style:style>
    <style:style style:name="T18" style:family="text">
      <style:text-properties fo:font-size="10pt" fo:font-style="normal" officeooo:rsid="00afa15c" style:font-size-asian="8.75pt" style:font-style-asian="normal" style:font-size-complex="10pt" style:font-style-complex="normal"/>
    </style:style>
    <style:style style:name="T19" style:family="text">
      <style:text-properties fo:font-size="10pt" fo:font-style="normal" officeooo:rsid="00b0e9d7" style:font-size-asian="8.75pt" style:font-style-asian="normal" style:font-size-complex="10pt" style:font-style-complex="normal"/>
    </style:style>
    <style:style style:name="T20" style:family="text">
      <style:text-properties fo:font-size="10pt" fo:font-style="normal" officeooo:rsid="00bdacfa" style:font-size-asian="8.75pt" style:font-style-asian="normal" style:font-size-complex="10pt" style:font-style-complex="normal"/>
    </style:style>
    <style:style style:name="T21" style:family="text">
      <style:text-properties fo:font-size="10pt" fo:font-style="normal" officeooo:rsid="00dd92d3" style:font-size-asian="8.75pt" style:font-style-asian="normal" style:font-size-complex="10pt" style:font-style-complex="normal"/>
    </style:style>
    <style:style style:name="T22" style:family="text">
      <style:text-properties fo:font-size="10pt" fo:font-style="normal" officeooo:rsid="00e001c8" style:font-size-asian="8.75pt" style:font-style-asian="normal" style:font-size-complex="10pt" style:font-style-complex="normal"/>
    </style:style>
    <style:style style:name="T23" style:family="text">
      <style:text-properties fo:font-size="10pt" fo:font-style="normal" officeooo:rsid="00e03225" style:font-size-asian="8.75pt" style:font-style-asian="normal" style:font-size-complex="10pt" style:font-style-complex="normal"/>
    </style:style>
    <style:style style:name="T24" style:family="text">
      <style:text-properties fo:font-size="10pt" fo:font-style="normal" officeooo:rsid="00ef8a6c" style:font-size-asian="8.75pt" style:font-style-asian="normal" style:font-size-complex="10pt" style:font-style-complex="normal"/>
    </style:style>
    <style:style style:name="T25" style:family="text">
      <style:text-properties fo:font-size="10pt" fo:font-style="normal" officeooo:rsid="00a9d4b2" style:font-size-asian="8.75pt" style:font-style-asian="normal" style:font-size-complex="10pt" style:font-style-complex="normal"/>
    </style:style>
    <style:style style:name="T26" style:family="text">
      <style:text-properties fo:font-size="10pt" fo:font-style="normal" fo:font-weight="bold" officeooo:rsid="005fbee4" style:font-size-asian="8.75pt" style:font-style-asian="normal" style:font-weight-asian="bold" style:font-size-complex="10pt" style:font-style-complex="normal" style:font-weight-complex="bold"/>
    </style:style>
    <style:style style:name="T27" style:family="text">
      <style:text-properties fo:font-size="10pt" fo:font-style="normal" fo:font-weight="bold" officeooo:rsid="0074c8d0" style:font-size-asian="8.75pt" style:font-style-asian="normal" style:font-weight-asian="bold" style:font-size-complex="10pt" style:font-style-complex="normal" style:font-weight-complex="bold"/>
    </style:style>
    <style:style style:name="T28" style:family="text">
      <style:text-properties fo:font-size="10pt" fo:font-style="normal" fo:font-weight="bold" officeooo:rsid="00917215" style:font-size-asian="8.75pt" style:font-style-asian="normal" style:font-weight-asian="bold" style:font-size-complex="10pt" style:font-style-complex="normal" style:font-weight-complex="bold"/>
    </style:style>
    <style:style style:name="T29" style:family="text">
      <style:text-properties fo:font-size="10pt" fo:font-style="normal" fo:font-weight="bold" officeooo:rsid="00944139" style:font-size-asian="8.75pt" style:font-style-asian="normal" style:font-weight-asian="bold" style:font-size-complex="10pt" style:font-style-complex="normal" style:font-weight-complex="bold"/>
    </style:style>
    <style:style style:name="T30" style:family="text">
      <style:text-properties fo:font-size="10pt" fo:font-style="normal" fo:font-weight="bold" officeooo:rsid="009e636d" style:font-size-asian="8.75pt" style:font-style-asian="normal" style:font-weight-asian="bold" style:font-size-complex="10pt" style:font-style-complex="normal" style:font-weight-complex="bold"/>
    </style:style>
    <style:style style:name="T31" style:family="text">
      <style:text-properties fo:font-size="10pt" fo:font-style="normal" fo:font-weight="bold" officeooo:rsid="009ee554" style:font-size-asian="8.75pt" style:font-style-asian="normal" style:font-weight-asian="bold" style:font-size-complex="10pt" style:font-style-complex="normal" style:font-weight-complex="bold"/>
    </style:style>
    <style:style style:name="T32" style:family="text">
      <style:text-properties fo:font-size="10pt" fo:font-style="normal" fo:font-weight="bold" officeooo:rsid="00a3ac7e" style:font-size-asian="8.75pt" style:font-style-asian="normal" style:font-weight-asian="bold" style:font-size-complex="10pt" style:font-style-complex="normal" style:font-weight-complex="bold"/>
    </style:style>
    <style:style style:name="T33" style:family="text">
      <style:text-properties fo:font-size="10pt" fo:font-style="normal" fo:font-weight="normal" officeooo:rsid="009e636d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9ee554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a00f11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a3ac7e" style:font-size-asian="8.75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afa15c" style:font-size-asian="8.75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b0e9d7" style:font-size-asian="8.75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normal" style:text-underline-style="solid" style:text-underline-width="auto" style:text-underline-color="font-color" officeooo:rsid="00bdacfa" style:font-size-asian="8.75pt" style:font-style-asian="normal" style:font-size-complex="10pt" style:font-style-complex="normal"/>
    </style:style>
    <style:style style:name="T40" style:family="text">
      <style:text-properties fo:font-size="10pt" officeooo:rsid="007a4ad0" style:font-size-asian="8.75pt" style:font-size-complex="10pt"/>
    </style:style>
    <style:style style:name="T41" style:family="text">
      <style:text-properties fo:font-size="10pt" officeooo:rsid="007bac9c" style:font-size-asian="8.75pt" style:font-size-complex="10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d4674" style:font-style-asian="normal" style:font-style-complex="normal"/>
    </style:style>
    <style:style style:name="T44" style:family="text">
      <style:text-properties fo:font-style="normal" officeooo:rsid="002d5a41" style:font-style-asian="normal" style:font-style-complex="normal"/>
    </style:style>
    <style:style style:name="T45" style:family="text">
      <style:text-properties fo:font-style="normal" officeooo:rsid="0035b07c" style:font-style-asian="normal" style:font-style-complex="normal"/>
    </style:style>
    <style:style style:name="T46" style:family="text">
      <style:text-properties officeooo:rsid="00313058"/>
    </style:style>
    <style:style style:name="T47" style:family="text">
      <style:text-properties officeooo:rsid="0031d731"/>
    </style:style>
    <style:style style:name="T48" style:family="text">
      <style:text-properties officeooo:rsid="0033dec6"/>
    </style:style>
    <style:style style:name="T49" style:family="text">
      <style:text-properties officeooo:rsid="003e80af"/>
    </style:style>
    <style:style style:name="T50" style:family="text">
      <style:text-properties fo:font-variant="normal" fo:text-transform="none" fo:color="#242729" style:font-name="Liberation Serif" fo:font-size="10pt" fo:letter-spacing="normal" fo:font-style="normal" fo:font-weight="normal" officeooo:rsid="0053f0b1" style:font-size-asian="8.75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variant="normal" fo:text-transform="none" fo:color="#242729" style:font-name="Liberation Serif" fo:font-size="10pt" fo:letter-spacing="normal" fo:font-style="normal" fo:font-weight="normal" officeooo:rsid="0044c80f" style:font-size-asian="8.75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fo:color="#242729" style:font-name="Liberation Serif" fo:font-size="10pt" fo:letter-spacing="normal" fo:font-style="normal" fo:font-weight="bold" officeooo:rsid="00463107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3" style:family="text">
      <style:text-properties fo:font-variant="normal" fo:text-transform="none" fo:color="#242729" style:font-name="Liberation Serif" fo:font-size="10pt" fo:letter-spacing="normal" fo:font-style="normal" fo:font-weight="bold" officeooo:rsid="0047f787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4" style:family="text">
      <style:text-properties fo:font-variant="normal" fo:text-transform="none" fo:color="#242729" style:font-name="Liberation Serif" fo:font-size="10pt" fo:letter-spacing="normal" fo:font-style="normal" fo:font-weight="bold" officeooo:rsid="0053f0b1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5" style:family="text">
      <style:text-properties fo:font-variant="normal" fo:text-transform="none" fo:color="#242729" style:font-name="Liberation Serif" fo:font-size="10pt" fo:letter-spacing="normal" fo:font-style="normal" fo:font-weight="bold" officeooo:rsid="0044c80f" fo:background-color="#eff0f1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6" style:family="text">
      <style:text-properties fo:font-variant="normal" fo:text-transform="none" fo:color="#242729" style:font-name="Liberation Serif" fo:letter-spacing="normal" fo:background-color="#eff0f1" loext:char-shading-value="0" style:font-size-asian="10pt" loext:padding="0in" loext:border="none"/>
    </style:style>
    <style:style style:name="T57" style:family="text">
      <style:text-properties officeooo:rsid="0044948b" style:font-style-asian="normal" style:font-weight-asian="bold" style:font-style-complex="normal" style:font-weight-complex="bold"/>
    </style:style>
    <style:style style:name="T58" style:family="text">
      <style:text-properties officeooo:rsid="0044c80f" style:font-style-asian="normal" style:font-weight-asian="bold" style:font-style-complex="normal" style:font-weight-complex="bold"/>
    </style:style>
    <style:style style:name="T59" style:family="text">
      <style:text-properties officeooo:rsid="00463107" style:font-style-asian="normal" style:font-weight-asian="bold" style:font-style-complex="normal" style:font-weight-complex="bold"/>
    </style:style>
    <style:style style:name="T60" style:family="text">
      <style:text-properties style:font-name="Liberation Serif" fo:font-size="10pt" fo:font-style="normal" officeooo:rsid="0098b332" style:font-size-asian="8.75pt" style:font-style-asian="normal" style:font-size-complex="10pt" style:font-style-complex="normal"/>
    </style:style>
    <style:style style:name="T61" style:family="text">
      <style:text-properties style:font-name="Liberation Serif" fo:font-size="10pt" fo:font-style="normal" officeooo:rsid="0098b7f0" style:font-size-asian="8.75pt" style:font-style-asian="normal" style:font-size-complex="10pt" style:font-style-complex="normal"/>
    </style:style>
    <style:style style:name="T62" style:family="text">
      <style:text-properties style:font-name="Liberation Serif" fo:font-size="10pt" fo:font-style="normal" fo:font-weight="bold" officeooo:rsid="0044c80f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style:font-name="Liberation Serif" fo:font-size="10pt" style:font-size-asian="8.75pt" style:font-size-complex="10pt"/>
    </style:style>
    <style:style style:name="T64" style:family="text">
      <style:text-properties style:font-name="Liberation Serif" fo:font-size="10pt" officeooo:rsid="00bc4977" style:font-size-asian="8.75pt" style:font-size-complex="10pt"/>
    </style:style>
    <style:style style:name="T65" style:family="text">
      <style:text-properties officeooo:rsid="004c0a0d"/>
    </style:style>
    <style:style style:name="T66" style:family="text">
      <style:text-properties officeooo:rsid="0051840b"/>
    </style:style>
    <style:style style:name="T67" style:family="text">
      <style:text-properties officeooo:rsid="00553a98"/>
    </style:style>
    <style:style style:name="T68" style:family="text">
      <style:text-properties officeooo:rsid="0056c88e"/>
    </style:style>
    <style:style style:name="T69" style:family="text">
      <style:text-properties officeooo:rsid="0057097f"/>
    </style:style>
    <style:style style:name="T70" style:family="text">
      <style:text-properties officeooo:rsid="0057109e"/>
    </style:style>
    <style:style style:name="T71" style:family="text">
      <style:text-properties officeooo:rsid="0064fd88"/>
    </style:style>
    <style:style style:name="T72" style:family="text">
      <style:text-properties officeooo:rsid="00665396"/>
    </style:style>
    <style:style style:name="T73" style:family="text">
      <style:text-properties officeooo:rsid="00710159"/>
    </style:style>
    <style:style style:name="T74" style:family="text">
      <style:text-properties officeooo:rsid="007a4ad0"/>
    </style:style>
    <style:style style:name="T75" style:family="text">
      <style:text-properties officeooo:rsid="007bac9c"/>
    </style:style>
    <style:style style:name="T76" style:family="text">
      <style:text-properties officeooo:rsid="00835fe3"/>
    </style:style>
    <style:style style:name="T77" style:family="text">
      <style:text-properties officeooo:rsid="0084d968"/>
    </style:style>
    <style:style style:name="T78" style:family="text">
      <style:text-properties officeooo:rsid="00863c87"/>
    </style:style>
    <style:style style:name="T79" style:family="text">
      <style:text-properties officeooo:rsid="008d16bf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officeooo:rsid="00921946"/>
    </style:style>
    <style:style style:name="T82" style:family="text">
      <style:text-properties officeooo:rsid="00944139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officeooo:rsid="0098b332"/>
    </style:style>
    <style:style style:name="T85" style:family="text">
      <style:text-properties officeooo:rsid="009bc15e"/>
    </style:style>
    <style:style style:name="T86" style:family="text">
      <style:text-properties officeooo:rsid="009ee554"/>
    </style:style>
    <style:style style:name="T87" style:family="text">
      <style:text-properties officeooo:rsid="00a00f11"/>
    </style:style>
    <style:style style:name="T88" style:family="text">
      <style:text-properties officeooo:rsid="00a55463"/>
    </style:style>
    <style:style style:name="T89" style:family="text">
      <style:text-properties officeooo:rsid="00afa15c"/>
    </style:style>
    <style:style style:name="T90" style:family="text">
      <style:text-properties officeooo:rsid="00b0e9d7"/>
    </style:style>
    <style:style style:name="T91" style:family="text">
      <style:text-properties officeooo:rsid="00b24278"/>
    </style:style>
    <style:style style:name="T92" style:family="text">
      <style:text-properties officeooo:rsid="00b576cd"/>
    </style:style>
    <style:style style:name="T93" style:family="text">
      <style:text-properties officeooo:rsid="00bec4b3"/>
    </style:style>
    <style:style style:name="T94" style:family="text">
      <style:text-properties officeooo:rsid="00d64043"/>
    </style:style>
    <style:style style:name="T95" style:family="text">
      <style:text-properties officeooo:rsid="00d94f73"/>
    </style:style>
    <style:style style:name="T96" style:family="text">
      <style:text-properties officeooo:rsid="00e51cc2"/>
    </style:style>
    <style:style style:name="T97" style:family="text">
      <style:text-properties officeooo:rsid="00eba6a9"/>
    </style:style>
    <style:style style:name="T98" style:family="text">
      <style:text-properties officeooo:rsid="00ef8a6c"/>
    </style:style>
    <style:style style:name="T99" style:family="text">
      <style:text-properties officeooo:rsid="00f3bbf9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f3bbf9" style:font-weight-asian="normal" style:font-weight-complex="normal"/>
    </style:style>
    <style:style style:name="T102" style:family="text">
      <style:text-properties officeooo:rsid="00f86780"/>
    </style:style>
    <style:style style:name="T103" style:family="text">
      <style:text-properties officeooo:rsid="00fe7e63"/>
    </style:style>
    <style:style style:name="T104" style:family="text">
      <style:text-properties officeooo:rsid="00ffebb1"/>
    </style:style>
    <style:style style:name="T105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BUNTU LINUX<text:span text:style-name="T73">+ COMPTia </text:span>CERT<text:span text:style-name="T49">IFICATION</text:span> CHEAT SHEE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2">FTP<text:span text:style-name="T48"> SERVER INSTALL ====================</text:span></text:p>
            <text:p text:style-name="P17">* Installation</text:p>
            <text:p text:style-name="P8">$ aptitude install vsftpd ftp </text:p>
            <text:p text:style-name="P8"/>
            <text:p text:style-name="P16">* Start Service</text:p>
            <text:p text:style-name="P9">$ sudo service vsftpd start</text:p>
            <text:p text:style-name="P8"/>
            <text:p text:style-name="P18">* Backup Config File</text:p>
            <text:p text:style-name="P10">$ cp /etc/vsftpd.conf /etc/vsftpd.conf.orig</text:p>
            <text:p text:style-name="P10"/>
            <text:p text:style-name="P11">* <text:span text:style-name="T1">Edit Configuration File</text:span></text:p>
            <text:p text:style-name="P11">$ sudo nano /etc/vsftpd.conf</text:p>
            <text:p text:style-name="P12">(see attached options)</text:p>
            <text:p text:style-name="P12"/>
            <text:p text:style-name="P22">* Create a repository storage for your files - same as configuration file ******</text:p>
            <text:p text:style-name="P15">$ sudo mkdir /storage/ftp</text:p>
            <text:p text:style-name="P15"/>
            <text:p text:style-name="P19">* Restart the FTP service</text:p>
            <text:p text:style-name="P12">$ sudo service vsftpd restart</text:p>
            <text:p text:style-name="P12"/>
            <text:p text:style-name="P20">* Allow FTP traffic through the firewall</text:p>
            <text:p text:style-name="P13">$ sudo ufw enable</text:p>
            <text:p text:style-name="P13"/>
            <text:p text:style-name="P20">* Reload a configuration</text:p>
            <text:p text:style-name="P13">$ modprobe ip_conntrack_ftp</text:p>
            <text:p text:style-name="P13"/>
            <text:p text:style-name="P21">* Permanently Setup Configuration</text:p>
            <text:p text:style-name="P14">$ echo "ip_conntrack_ftp" &gt;&gt; /etc/modules</text:p>
            <text:p text:style-name="P23"/>
            <text:p text:style-name="P33">MSQL/<text:span text:style-name="T70">MARIADB INSTALLATION &amp; CONFIGURATION</text:span></text:p>
            <text:p text:style-name="P29">====================</text:p>
            <text:p text:style-name="P60">* Installation</text:p>
            <text:p text:style-name="P161">$ sudo apt update</text:p>
            <text:p text:style-name="P161">$ sudo apt msql-server -y</text:p>
            <text:p text:style-name="P161"/>
            <text:p text:style-name="P60">* Setup Initial root password</text:p>
            <text:p text:style-name="P161">$ sudo mysqladmin -u root password "Enter password here";</text:p>
            <text:p text:style-name="P161"/>
            <text:p text:style-name="P60">* Login as root to MySQL/MariaDB server</text:p>
            <text:p text:style-name="P161">$ sudo mysql -u root -p</text:p>
            <text:p text:style-name="P161">- &gt; Enter password:*****</text:p>
            <text:p text:style-name="P161"/>
            <text:p text:style-name="P60">* Once inside MYSQL/MariaDB create a new user</text:p>
            <text:p text:style-name="P161">CREATE USER 'newusername'@'localhost' </text:p>
            <text:p text:style-name="P161"/>
            <text:p text:style-name="P224"><text:span text:style-name="Source_20_Text"><text:span text:style-name="T52">* Use n</text:span></text:span><text:span text:style-name="Source_20_Text"><text:span text:style-name="T53">map utility </text:span></text:span><text:span text:style-name="Source_20_Text"><text:span text:style-name="T52">to check which ports is NFS listening</text:span></text:span><text:span text:style-name="Source_20_Text"><text:span text:style-name="T54"> </text:span></text:span><text:soft-page-break/><text:span text:style-name="Source_20_Text"><text:span text:style-name="T54">(in this case 1204)</text:span></text:span></text:p>
            <text:p text:style-name="P224"><text:span text:style-name="T50">$ </text:span><text:span text:style-name="T51">ufw allow from S</text:span><text:span text:style-name="T50">erverIP</text:span><text:span text:style-name="T51">/24 to any port </text:span><text:span text:style-name="T50">1204</text:span></text:p>
            <text:p text:style-name="P72"/>
            <text:p text:style-name="P159"><text:span text:style-name="T57">* If not </text:span><text:span text:style-name="T58">NFS is not </text:span><text:span text:style-name="T57">allow</text:span><text:span text:style-name="T59">ed then:</text:span></text:p>
            <text:p text:style-name="P167">$ ufw allow ServerIP 2049</text:p>
            <text:p text:style-name="P333"><text:span text:style-name="Source_20_Text"><text:span text:style-name="T56"/></text:span></text:p>
            <text:p text:style-name="P34">CONFIGURING THE NFS CLIENT</text:p>
            <text:p text:style-name="P64">====================</text:p>
            <text:p text:style-name="P74">* Install NFS Common</text:p>
            <text:p text:style-name="P169">$ sudo apt-get update</text:p>
            <text:p text:style-name="P169">$ sudo apt-get install nfs-common</text:p>
            <text:p text:style-name="P169"/>
            <text:p text:style-name="P74"><text:span text:style-name="T65">* </text:span>Create a mount point for the NFS host’s shared folder</text:p>
            <text:p text:style-name="P169">$ sudo mkdir -p /mnt/sharedfolder_client</text:p>
            <text:p text:style-name="P169"/>
            <text:p text:style-name="P76">* Take ownership of the client folder</text:p>
            <text:p text:style-name="P170">$ sudo chown nobody:nogroup /mnt/sharedfolder_client</text:p>
            <text:p text:style-name="P170"/>
            <text:p text:style-name="P77">* Give the users permissions to the client folder</text:p>
            <text:p text:style-name="P171">$ sudo chmod 777 /mnt/sharedfolder_client</text:p>
            <text:p text:style-name="P171"/>
            <text:p text:style-name="P77"><text:span text:style-name="T66">* </text:span>Mount the shared directory on the client</text:p>
            <text:p text:style-name="P171">$ sudo mount serverIP:/sharedfolder /mnt/sharedfolder_client</text:p>
            <text:p text:style-name="P171"/>
            <text:p text:style-name="P37"><text:span text:style-name="T69">NETWORK TIME PROTOCOL </text:span>(NTP)</text:p>
            <text:p text:style-name="P79">====================</text:p>
            <text:p text:style-name="P79">* Install</text:p>
            <text:p text:style-name="P172">$ sudo apt-get install ntpdate</text:p>
            <text:p text:style-name="P172"/>
            <text:p text:style-name="P78">* <text:span text:style-name="T68">Ways to check </text:span>current<text:span text:style-name="T68"> server</text:span> time </text:p>
            <text:p text:style-name="P172"><text:span text:style-name="T67">$ </text:span>ntpdate -qu 1.ro.pool.ntp.org</text:p>
            <text:p text:style-name="P172"/>
            <text:p text:style-name="P173">$ sudo timedatectl</text:p>
            <text:p text:style-name="P173">$ date</text:p>
            <text:p text:style-name="P173"/>
            <text:p text:style-name="P35">CONFIGURE USER AS SUPERUSER</text:p>
            <text:p text:style-name="P173">====================</text:p>
            <text:p text:style-name="P81">* Log in as the root user.</text:p>
            <text:p text:style-name="P87"/>
            <text:p text:style-name="P175"/>
            <text:p text:style-name="P173"/>
            <text:p text:style-name="P90">* USERS ;LOGGED DETAILS </text:p>
            <text:p text:style-name="P184"><text:soft-page-break/>$ w</text:p>
            <text:p text:style-name="P184"/>
            <text:p text:style-name="P92">* USERS last logged list</text:p>
            <text:p text:style-name="P186">$ last</text:p>
            <text:p text:style-name="P3"/>
            <text:p text:style-name="P3"><text:span text:style-name="T78">*</text:span> USERS last command configuration file:</text:p>
            <text:p text:style-name="P185"><text:s text:c="4"/>/var/log.wtmp </text:p>
            <text:p text:style-name="P93"/>
            <text:p text:style-name="P187"><text:span text:style-name="T1">* USER ID &amp; GROUP ID</text:span> discovery:</text:p>
            <text:p text:style-name="P187">$ id</text:p>
            <text:p text:style-name="P187"/>
            <text:p text:style-name="P188"><text:span text:style-name="T1">* USERS ENVIRONMENT</text:span> file</text:p>
            <text:p text:style-name="P188">$ .bashrc</text:p>
            <text:p text:style-name="P188"/>
            <text:p text:style-name="P96">* USERS INITIAL Login shell configuration profile</text:p>
            <text:p text:style-name="P189">$ .bash_profile</text:p>
            <text:p text:style-name="P189"/>
            <text:p text:style-name="P97">* USERS DEFAULT PROFILE set via:</text:p>
            <text:p text:style-name="P190"><text:s text:c="6"/>/etc/skel</text:p>
            <text:p text:style-name="P190"/>
            <text:p text:style-name="P98">* USER INITIAL DEFAULT CONTENT /etc/skel/</text:p>
            <text:p text:style-name="P191"><text:span text:style-name="T79"><text:s text:c="6"/></text:span>.<text:span text:style-name="T80">bash_logout</text:span></text:p>
            <text:p text:style-name="P55"><text:span text:style-name="T79"><text:s text:c="6"/></text:span>.bash_logout</text:p>
            <text:p text:style-name="P56"><text:s text:c="6"/>.profile</text:p>
            <text:p text:style-name="P56"/>
            <text:p text:style-name="P44">FILE &amp; DIRECTORY PERMISSIONS</text:p>
            <text:p text:style-name="P44">====================</text:p>
            <text:p text:style-name="P100">* PERMISSIONS SCENARIO</text:p>
            <text:p text:style-name="P192">#1. Restrict all access</text:p>
            <text:p text:style-name="P192"/>
            <text:p text:style-name="P227"><text:span text:style-name="T28">* PERMISSIONS DISCOVE</text:span><text:span text:style-name="T29">R </text:span><text:span text:style-name="T28">to files in </text:span><text:span text:style-name="T29">current folder </text:span><text:span text:style-name="T28">f</text:span><text:span text:style-name="T29">iles</text:span><text:span text:style-name="T28">:</text:span></text:p>
            <text:p text:style-name="P192">$ ls -l</text:p>
            <text:p text:style-name="P192"/>
            <text:p text:style-name="P228"><text:span text:style-name="T28">* PERMISSIONS DISCOVE</text:span><text:span text:style-name="T29">R </text:span><text:span text:style-name="T28">to files in f</text:span><text:span text:style-name="T29">olders</text:span><text:span text:style-name="T28">:</text:span></text:p>
            <text:p text:style-name="P193">$ ls -l<text:span text:style-name="T82">d</text:span></text:p>
            <text:p text:style-name="P192"/>
            <text:p text:style-name="P99">* PERMISSIONS <text:span text:style-name="T84"><text:s/>X </text:span>USER<text:span text:style-name="T84">S-GROUPS OTHERS</text:span> <text:span text:style-name="T81">assignment-remotion</text:span></text:p>
            <text:p text:style-name="P192">$ chmod <text:span text:style-name="T81"><text:s/>ugo +rw filename</text:span></text:p>
            <text:p text:style-name="P195">$ chmod <text:s/>u+x g+x o+r</text:p>
            <text:p text:style-name="P45">** <text:span text:style-name="T83">+ </text:span>assigns <text:span text:style-name="T83">- </text:span>removes **</text:p>
            <text:p text:style-name="P328">Files --&gt; <text:s/>r=4 <text:s/>w-2 x=1</text:p>
            <text:p text:style-name="P328">Folders --&gt; r=4 w-2</text:p>
            <text:p text:style-name="P329"/>
            <text:p text:style-name="P236"/>
            <text:p text:style-name="P236"/>
            <text:p text:style-name="P295">OWNERSHIP TROUBLESHOOTING</text:p>
            <text:p text:style-name="P296"><text:soft-page-break/>====================</text:p>
            <text:p text:style-name="P272">Q: User unable to access a file, despite owner context having full permission.</text:p>
            <text:p text:style-name="P229"><text:span text:style-name="T63">A: </text:span><text:span text:style-name="T64">User is not the owner of the file.</text:span></text:p>
            <text:p text:style-name="P254"/>
            <text:p text:style-name="P107">Q: User unable to DELETE <text:s/>a file despite the containing directory having full permission to the group.</text:p>
            <text:p text:style-name="P57">A: The directory's group owning group is not the same as the user's group.</text:p>
            <text:p text:style-name="P205"/>
            <text:p text:style-name="P107">Q: Some users are able to MODIFY a file while others only have READ permission.</text:p>
            <text:p text:style-name="P57">A: Use chgrp to change the file's owning group to some other group.</text:p>
            <text:p text:style-name="P205"/>
            <text:p text:style-name="P107">Q: User creates files in a shared directory, the files take on the user's group ID, when they should take on the directory's group ID?</text:p>
            <text:p text:style-name="P289">A: Use chmod to set the SGID permission on the containing directory. By default, files take on the creator's group ID.</text:p>
            <text:p text:style-name="P254"/>
            <text:p text:style-name="P219"><text:span text:style-name="T3">Q: </text:span><text:span text:style-name="T20">User creates a files in a shared directory, the files takes on the directory's group ID, when they should </text:span><text:span text:style-name="T39">take on the user's </text:span><text:span text:style-name="T20">group ID.</text:span></text:p>
            <text:p text:style-name="P289">A: Files inherit the directory's group ID. Use chmod to remove the SGID permission.</text:p>
            <text:p text:style-name="P288"/>
            <text:p text:style-name="P291">MANAGING STORAGE</text:p>
            <text:p text:style-name="P259">====================</text:p>
            <text:p text:style-name="P262">* Display the partition label</text:p>
            <text:p text:style-name="P237">$ sudo e2label /dev/sda1</text:p>
            <text:p text:style-name="P237"/>
            <text:p text:style-name="P260">* Set ext# file system label</text:p>
            <text:p text:style-name="P238">$ e2label /dev/[device name] [partition number] [label name]</text:p>
            <text:p text:style-name="P238"/>
            <text:p text:style-name="P260">* Set a label for an XFS file system</text:p>
            <text:p text:style-name="P238">$ xfs_admin -L [label name] /dev [device name] [partition number]</text:p>
            <text:p text:style-name="P238"/>
            <text:p text:style-name="P238"/>
            <text:p text:style-name="P267">XFS file system unmount, check for errors and repair:</text:p>
            <text:p text:style-name="P247"><text:soft-page-break/>$ umount [mount point]</text:p>
            <text:p text:style-name="P247">$ xfs_repair [file system name]</text:p>
            <text:p text:style-name="P247">$ fsck -r [file system name]</text:p>
            <text:p text:style-name="P267"/>
            <text:p text:style-name="P267">* Extend an EXT filesystem in inrements to the end of the available volume.</text:p>
            <text:p text:style-name="P247">$ umount [partition name]</text:p>
            <text:p text:style-name="P247">$ resize2fs [file system name]</text:p>
            <text:p text:style-name="P247"/>
            <text:p text:style-name="P267">* Extend an EXT filesystem in inrements of K=Kb,, M=Mb or G=Gb.</text:p>
            <text:p text:style-name="P247">$ umount [partition name]</text:p>
            <text:p text:style-name="P247">$ resize2fs [file system name] #<text:span text:style-name="T96">[</text:span>K,M,G]</text:p>
            <text:p text:style-name="P247"/>
            <text:p text:style-name="P268">* Extend an XFS file system to the end of the partitiion</text:p>
            <text:p text:style-name="P249">$ umount [mount point]</text:p>
            <text:p text:style-name="P248">$ xfs_growfs [file system name]</text:p>
            <text:p text:style-name="P248"/>
            <text:p text:style-name="P269">* Extend the file system by block size</text:p>
            <text:p text:style-name="P249">$ umount [mount point]</text:p>
            <text:p text:style-name="P249">$ xfs_growfs [file system name] -D #[blocks]</text:p>
            <text:p text:style-name="P248"/>
            <text:p text:style-name="P268">* <text:span text:style-name="T97">Change the parameters of an EXT file system</text:span></text:p>
            <text:p text:style-name="P250">$ umount [mount point]</text:p>
            <text:p text:style-name="P250">$ tune2fs [options] [file system name]</text:p>
            <text:p text:style-name="P242"/>
            <text:p text:style-name="P270">* Change the parameters of an XFS file system</text:p>
            <text:p text:style-name="P251">$ umount [mount point]</text:p>
            <text:p text:style-name="P251">$ xfs_admin [options] [file system name]</text:p>
            <text:p text:style-name="P251"/>
            <text:p text:style-name="P271">* First digit in the permissions line:</text:p>
            <text:p text:style-name="P252">l = links</text:p>
            <text:p text:style-name="P252">s = domain sockets</text:p>
            <text:p text:style-name="P252">p = named pipes</text:p>
            <text:p text:style-name="P252">d = directories /folders</text:p>
            <text:p text:style-name="P252">- = regular text filename</text:p>
            <text:p text:style-name="P252"/>
            <text:p text:style-name="P253">*<text:span text:style-name="T1"> Find the type of file</text:span> </text:p>
            <text:p text:style-name="P253">$ find [option] [file name]</text:p>
            <text:p text:style-name="P311"/>
            <text:p text:style-name="P326">THE LINUX FHS</text:p>
            <text:p text:style-name="P253">=====================</text:p>
            <text:p text:style-name="P314">Q: Stores essential command-line utilities and binaries</text:p>
            <text:p text:style-name="P311">A: /bin</text:p>
            <text:p text:style-name="P311"/>
            <text:p text:style-name="P311"/>
            <text:p text:style-name="P281">* Guidelines for troubleshooting storage</text:p>
            <text:p text:style-name="P255"><text:soft-page-break/>1. Physically connected?</text:p>
            <text:p text:style-name="P255">2. Powered?</text:p>
            <text:p text:style-name="P255">3. In /proc dir?</text:p>
            <text:p text:style-name="P255">4. Typos in all config file?</text:p>
            <text:p text:style-name="P255">5. Config files reloaded?</text:p>
            <text:p text:style-name="P255">6. Running out of space?</text:p>
            <text:p text:style-name="P255">7. Workload balanced?</text:p>
            <text:p text:style-name="P255">8. Use 'PARTPROBE' command?</text:p>
            <text:p text:style-name="P255"/>
            <text:p text:style-name="P281">* CREATE QUOTA database files and check for users and group<text:span text:style-name="T102"> </text:span>quotas.</text:p>
            <text:p text:style-name="P255">$ quotacheck -cug [mount point]</text:p>
            <text:p text:style-name="P255"/>
            <text:p text:style-name="P281">* Edit quotas for a specific USER</text:p>
            <text:p text:style-name="P255">$ edquota -u [user]</text:p>
            <text:p text:style-name="P255"/>
            <text:p text:style-name="P281">* Edit quotas for a specific GROUP</text:p>
            <text:p text:style-name="P255">$ edquota -g [group]</text:p>
            <text:p text:style-name="P255"/>
            <text:p text:style-name="P281">* Set quotas for a specific USER</text:p>
            <text:p text:style-name="P255">$ setquota -u [user]</text:p>
            <text:p text:style-name="P255"/>
            <text:p text:style-name="P281">* Set quotas for a specific GROUP</text:p>
            <text:p text:style-name="P255">$ setquota -g [group]</text:p>
            <text:p text:style-name="P256"/>
            <text:p text:style-name="P341">MANAGING FILES AND DIRECTORIES</text:p>
            <text:p text:style-name="P336">=====================</text:p>
            <text:p text:style-name="P338">* Common Editors</text:p>
            <text:p text:style-name="P336">vi * Original Editor </text:p>
            <text:p text:style-name="P336">vim * Standard in most distros</text:p>
            <text:p text:style-name="P336">emacs * Original Unix</text:p>
            <text:p text:style-name="P336">gvim</text:p>
            <text:p text:style-name="P336">gedit</text:p>
            <text:p text:style-name="P336">GNU nano</text:p>
            <text:p text:style-name="P336"/>
            <text:p text:style-name="P340">VIM COMMANDS</text:p>
            <text:p text:style-name="P338">* Insert to left of cursor</text:p>
            <text:p text:style-name="P336">i</text:p>
            <text:p text:style-name="P338">Insert and add text to end of line</text:p>
            <text:p text:style-name="P336">A</text:p>
            <text:p text:style-name="P336"/>
            <text:p text:style-name="P338">* Insert text a beginning of line</text:p>
            <text:p text:style-name="P336">I <text:s/></text:p>
            <text:p text:style-name="P336"/>
            <text:p text:style-name="P338">* Inserts text on a new line below cursor</text:p>
            <text:p text:style-name="P336">o <text:s/></text:p>
            <text:p text:style-name="P256"/>
            <text:p text:style-name="P101">* Save the currently open file</text:p>
            <text:p text:style-name="P194">Ctrl + O</text:p>
            <text:p text:style-name="P101"/>
            <text:p text:style-name="P101"><text:soft-page-break/>* Justify the current paragraph</text:p>
            <text:p text:style-name="P194">Ctrl + J</text:p>
            <text:p text:style-name="P194"/>
            <text:p text:style-name="P101">* Insert another file into the current one</text:p>
            <text:p text:style-name="P194">Ctrl + R</text:p>
            <text:p text:style-name="P194"/>
            <text:p text:style-name="P101">* Search the file</text:p>
            <text:p text:style-name="P194">Ctrl + W</text:p>
            <text:p text:style-name="P194"/>
            <text:p text:style-name="P101">* Cut the currently selected line</text:p>
            <text:p text:style-name="P194">Ctrl + K</text:p>
            <text:p text:style-name="P194"/>
            <text:p text:style-name="P101">* Paste the line that was cut</text:p>
            <text:p text:style-name="P194">Ctrl + U</text:p>
            <text:p text:style-name="P194"/>
            <text:p text:style-name="P101">* Display the cursor's position</text:p>
            <text:p text:style-name="P194">Ctrl + C</text:p>
            <text:p text:style-name="P194"/>
            <text:p text:style-name="P101">* Search for the file names using regular expressions.</text:p>
            <text:p text:style-name="P194">$ locate -r</text:p>
            <text:p text:style-name="P194"/>
            <text:p text:style-name="P101">* Display only the number of matching entries found, rather than the file names</text:p>
            <text:p text:style-name="P194">$ locate -c</text:p>
            <text:p text:style-name="P194"/>
            <text:p text:style-name="P101">* Return only files that exists at the time of search</text:p>
            <text:p text:style-name="P194">$ locate -e</text:p>
            <text:p text:style-name="P194"/>
            <text:p text:style-name="P101">* Ignore the casing in file names or paths.</text:p>
            <text:p text:style-name="P194">$ locate -i</text:p>
            <text:p text:style-name="P194"/>
            <text:p text:style-name="P101">* Return only the first few matches up <text:s/>to the specified number</text:p>
            <text:p text:style-name="P194">$ locate -n [number of entries]</text:p>
            <text:p text:style-name="P194"/>
            <text:p text:style-name="P192">* Search a user's home and all subdirectories for al files named 2019_report:</text:p>
            <text:p text:style-name="P192">$ find /home/user -type f -name 2019_report</text:p>
            <text:p text:style-name="P192"/>
            <text:p text:style-name="P100">* Locate directory in file system.i.e. backup</text:p>
            <text:p text:style-name="P192">$ locate backup</text:p>
            <text:p text:style-name="P56"/>
            <text:p text:style-name="P190"/>
            <text:p text:style-name="P190"/>
            <text:p text:style-name="P189"/>
            <text:p text:style-name="P188"/>
            <text:p text:style-name="P188"/>
            <text:p text:style-name="P187"/>
            <text:p text:style-name="P187"/>
            <text:p text:style-name="P173"/>
          </table:table-cell>
          <table:table-cell table:style-name="Table1.A1" office:value-type="string">
            <text:p text:style-name="P61">* Default configuration file</text:p>
            <text:p text:style-name="P162"><text:s text:c="6"/>/etc/my.cnf</text:p>
            <text:p text:style-name="P162"/>
            <text:p text:style-name="P27">FIREWALL</text:p>
            <text:p text:style-name="P30">====================</text:p>
            <text:p text:style-name="P62">* Status</text:p>
            <text:p text:style-name="P163">$ sudo ufw status</text:p>
            <text:p text:style-name="P163"/>
            <text:p text:style-name="P62">* Enable firewall</text:p>
            <text:p text:style-name="P163">$ sudo ufw enable</text:p>
            <text:p text:style-name="P163"/>
            <text:p text:style-name="P62">* Disable firewall</text:p>
            <text:p text:style-name="P163">$ sudo ufw disable</text:p>
            <text:p text:style-name="P163"/>
            <text:p text:style-name="P62">* List current status</text:p>
            <text:p text:style-name="P163">$ sudo ufw app list</text:p>
            <text:p text:style-name="P163"/>
            <text:p text:style-name="P62">* Sample service enabler</text:p>
            <text:p text:style-name="P163">$ sudo ufw 'Apache'</text:p>
            <text:p text:style-name="P163"/>
            <text:p text:style-name="P28">WEBSITE SERVER<text:span text:style-name="T46"> INSTALL </text:span></text:p>
            <text:p text:style-name="P63">====================</text:p>
            <text:p text:style-name="P71"><text:span text:style-name="T47">* </text:span>Check <text:span text:style-name="T46">if</text:span> <text:span text:style-name="T46">A</text:span>pache2<text:span text:style-name="T46"> is already installed.</text:span></text:p>
            <text:p text:style-name="P164">$ ps -ef | grep -Ei '(apache|httpd)' | grep -v grep</text:p>
            <text:p text:style-name="P164"/>
            <text:p text:style-name="P71">* <text:span text:style-name="T46">Get </text:span>Apache2</text:p>
            <text:p text:style-name="P164">$ sudo apt update</text:p>
            <text:p text:style-name="P164">$ sudo apt install apache2</text:p>
            <text:p text:style-name="P164"/>
            <text:p text:style-name="P71">* <text:span text:style-name="T47">Know</text:span> the server IP address</text:p>
            <text:p text:style-name="P165">$ hostname -I</text:p>
            <text:p text:style-name="P165"/>
            <text:p text:style-name="P67">* Test the initial setup from a client browser.</text:p>
            <text:p text:style-name="P165">http://HostIpAddress</text:p>
            <text:p text:style-name="P165"/>
            <text:p text:style-name="P68">* Stop the Apache2 service</text:p>
            <text:p text:style-name="P166">$ sudo systemctl stop apache2</text:p>
            <text:p text:style-name="P166"/>
            <text:p text:style-name="P68">* Start Apache2 when it is stopped</text:p>
            <text:p text:style-name="P166">$ sudo systemctl start apache2</text:p>
            <text:p text:style-name="P166"/>
            <text:p text:style-name="P68">* To stop and start the Apache2 (dropping connections!)</text:p>
            <text:p text:style-name="P166">$ sudo systemctl restart apache2</text:p>
            <text:p text:style-name="P166"/>
            <text:p text:style-name="P68">* To reload Apache2 - NO connection dropping</text:p>
            <text:p text:style-name="P166">$ sudo systemctl reload apache2</text:p>
            <text:p text:style-name="P166"/>
            <text:p text:style-name="P166"/>
            <text:p text:style-name="P88">* Invoke visudo with no arguments:</text:p>
            <text:p text:style-name="P176"><text:soft-page-break/>$ visudo</text:p>
            <text:p text:style-name="P82"/>
            <text:p text:style-name="P82">* Add to the /etc/sudoers file, to grant the user superuser privileges:</text:p>
            <text:p text:style-name="P174">userName ALL=(ALL) ALL</text:p>
            <text:p text:style-name="P177"/>
            <text:p text:style-name="P80">* Grant access to the user without password:</text:p>
            <text:p text:style-name="P177">userName ALL=(ALL) NOPASSWD:</text:p>
            <text:p text:style-name="P177"/>
            <text:p text:style-name="P80">* Allow a user to execute a privileged command @ /etc/sudoers:</text:p>
            <text:p text:style-name="P177">userName ALL=(ALL) <text:s/>/path/to/command</text:p>
            <text:p text:style-name="P177"/>
            <text:p text:style-name="P80">* Allow no password privileges:</text:p>
            <text:p text:style-name="P177">userName ALL=(ALL) NOPASSWD: <text:s/>/path/to.command</text:p>
            <text:p text:style-name="P177"/>
            <text:p text:style-name="P225"><text:span text:style-name="T26">* Run command </text:span><text:span text:style-name="T27">with</text:span><text:span text:style-name="T26"> superuser privileges, after login in with new privileges:</text:span></text:p>
            <text:p text:style-name="P177">$ sudo {command}</text:p>
            <text:p text:style-name="P177"/>
            <text:p text:style-name="P36">CREATE, MODIFY, &amp; DELETE USERS</text:p>
            <text:p text:style-name="P178">=====================</text:p>
            <text:p text:style-name="P84">* <text:span text:style-name="T72">User </text:span>account<text:span text:style-name="T72">s are</text:span> stored</text:p>
            <text:p text:style-name="P84">in the /etc/passwd file.</text:p>
            <text:p text:style-name="P179"/>
            <text:p text:style-name="P179"><text:span text:style-name="T1">* /etc/skel </text:span>contains the default for the home creation.</text:p>
            <text:p text:style-name="P179"/>
            <text:p text:style-name="P89">* Sets the full name field for a user:</text:p>
            <text:p text:style-name="P180">$ useradd -c "Pablo Neruda" <text:s/>userName</text:p>
            <text:p text:style-name="P180"/>
            <text:p text:style-name="P214"><text:span text:style-name="T9">* Set the account expiration date </text:span><text:span text:style-name="T10">for a new account:</text:span></text:p>
            <text:p text:style-name="P180">$ useradd -e 2019/12/31 userName</text:p>
            <text:p text:style-name="P180"/>
            <text:p text:style-name="P83"><text:span text:style-name="T71">* </text:span>Change the expiration date for a user:</text:p>
            <text:p text:style-name="P181">$ sudo chage <text:s/>-E 2020/1/31</text:p>
            <text:p text:style-name="P182"/>
            <text:p text:style-name="P85">* Create home directory with useradd:</text:p>
            <text:p text:style-name="P182">$ sudo useradd grace -m</text:p>
            <text:p text:style-name="P182"/>
            <text:p text:style-name="P183"/>
            <text:p text:style-name="P182"/>
            <text:p text:style-name="P182"/>
            <text:p text:style-name="P182"/>
            <text:p text:style-name="P230"><text:span text:style-name="T11">*</text:span><text:span text:style-name="T3"> </text:span><text:span text:style-name="T12">PERMISSIONS </text:span><text:soft-page-break/><text:span text:style-name="T12">DEFAULT</text:span><text:span text:style-name="T3">:</text:span></text:p>
            <text:p text:style-name="P235">$ umask </text:p>
            <text:p text:style-name="P273"/>
            <text:p text:style-name="P273">* Change OWNERSHIP <text:s/>&amp; GROUP</text:p>
            <text:p text:style-name="P234">$ chown userName:groupName fileName <text:span text:style-name="T85"><text:s/>or </text:span>directoryName</text:p>
            <text:p text:style-name="P234"/>
            <text:p text:style-name="P102">* Change OWNERSHIP thru a directory structure (recursively).</text:p>
            <text:p text:style-name="P196">$ chown -R userName:groupName fileName or directoryName</text:p>
            <text:p text:style-name="P182"/>
            <text:p text:style-name="P103">* Change GROUP OWNERSHIP</text:p>
            <text:p text:style-name="P197">$ chgrp <text:span text:style-name="T89">[</text:span>group<text:span text:style-name="T89">] [</text:span>file<text:span text:style-name="T89"> </text:span>or directory<text:span text:style-name="T89">]</text:span></text:p>
            <text:p text:style-name="P197"/>
            <text:p text:style-name="P215"><text:span text:style-name="T60">*</text:span><text:span text:style-name="T61"> Change OWNERSHIP but NOT GROUP of file/directory</text:span></text:p>
            <text:p text:style-name="P233">$ chown userName fileName or directoryName</text:p>
            <text:p text:style-name="P233"/>
            <text:p text:style-name="P104">* Change SET USER ID (SUID)<text:span text:style-name="T86"> in symbolic mode</text:span></text:p>
            <text:p text:style-name="P198">$ chmod u+s <text:span text:style-name="T89">[directory]</text:span></text:p>
            <text:p text:style-name="P198"/>
            <text:p text:style-name="P303"><text:span text:style-name="T30">* Change SET USER ID (SUID)</text:span><text:span text:style-name="T31"> in absolute mode</text:span></text:p>
            <text:p text:style-name="P199">$ chmod <text:span text:style-name="T86">2### [directory]</text:span></text:p>
            <text:p text:style-name="P199"/>
            <text:p text:style-name="P105">* Change SET GROUP ID (SGID)<text:span text:style-name="T87"> in symbolic mode</text:span></text:p>
            <text:p text:style-name="P200">$ chmod <text:span text:style-name="T87">g+s [directory]</text:span></text:p>
            <text:p text:style-name="P200"/>
            <text:p text:style-name="P104">* Change SET GROUP ID (SGID)<text:span text:style-name="T87"> in absoute mode</text:span></text:p>
            <text:p text:style-name="P301"><text:span text:style-name="T33">$ chmod 4</text:span><text:span text:style-name="T34">### </text:span><text:span text:style-name="T37">[</text:span><text:span text:style-name="T35">directory</text:span><text:span text:style-name="T37">]</text:span></text:p>
            <text:p text:style-name="P198"/>
            <text:p text:style-name="P217"><text:span text:style-name="T13">*</text:span><text:span text:style-name="T3"> Change STICKYBIT "</text:span><text:span text:style-name="T14">1</text:span><text:span text:style-name="T3">" initial digit for ownership protection for a file or directory</text:span><text:span text:style-name="T14">. Symbolic:</text:span></text:p>
            <text:p text:style-name="P304"><text:span text:style-name="T33">$ chmod </text:span><text:span text:style-name="T36">+t </text:span><text:span text:style-name="T37">[directory]</text:span></text:p>
            <text:p text:style-name="P201"/>
            <text:p text:style-name="P304"><text:span text:style-name="T30">*</text:span><text:span text:style-name="T31"> Change STICKYBIT "</text:span><text:span text:style-name="T32">1</text:span><text:span text:style-name="T31">" initial digit for ownership protection for a file or directory</text:span><text:span text:style-name="T32">. Absolute:</text:span></text:p>
            <text:p text:style-name="P302"><text:span text:style-name="T33">$ chmod </text:span><text:span text:style-name="T36">1### </text:span><text:span text:style-name="T38">[</text:span><text:span text:style-name="T36">directory</text:span><text:span text:style-name="T38">}</text:span></text:p>
            <text:p text:style-name="P201"/>
            <text:p text:style-name="P218"><text:span text:style-name="T13">*</text:span><text:span text:style-name="T3"> List </text:span><text:span text:style-name="T15">RECURSIVELY </text:span><text:span text:style-name="T3"><text:s/>ATTRIBUTES </text:span><text:span text:style-name="T16">of </text:span><text:span text:style-name="T17">SUB</text:span><text:span text:style-name="T16">DIR &amp; FILES</text:span></text:p>
            <text:p text:style-name="P202">$ lsattr <text:span text:style-name="T88">-R [directory]</text:span></text:p>
            <text:p text:style-name="P202"/>
            <text:p text:style-name="P203"/>
            <text:p text:style-name="P203"/>
            <text:p text:style-name="P260">* List a storage device's <text:soft-page-break/>partitions</text:p>
            <text:p text:style-name="P241">$ fdisk </text:p>
            <text:p text:style-name="P241">(option p)</text:p>
            <text:p text:style-name="P241">(option w) - Commit changes</text:p>
            <text:p text:style-name="P241"/>
            <text:p text:style-name="P263">* Remove a partitions</text:p>
            <text:p text:style-name="P241">$ fdisk</text:p>
            <text:p text:style-name="P241">(option d)</text:p>
            <text:p text:style-name="P241">(option w) - Commit changes</text:p>
            <text:p text:style-name="P241"/>
            <text:p text:style-name="P263">* Create a new partition</text:p>
            <text:p text:style-name="P241">$ fdisk</text:p>
            <text:p text:style-name="P241">(option n)</text:p>
            <text:p text:style-name="P241">(option w) - Commit changes</text:p>
            <text:p text:style-name="P241"/>
            <text:p text:style-name="P263">* OPTION TO CANCEL before commitment</text:p>
            <text:p text:style-name="P241">$ fdisk ....</text:p>
            <text:p text:style-name="P241">(option q)</text:p>
            <text:p text:style-name="P241"/>
            <text:p text:style-name="P243"><text:span text:style-name="T1">* Interactive PARTITION</text:span> UTILITY </text:p>
            <text:p text:style-name="P243">$ parted</text:p>
            <text:p text:style-name="P243"/>
            <text:p text:style-name="P265">* UPDATE PARTITION changes</text:p>
            <text:p text:style-name="P244">$ partprobe </text:p>
            <text:p text:style-name="P244"/>
            <text:p text:style-name="P265">* Get information about PARTITIONS</text:p>
            <text:p text:style-name="P244">$ partprobe -s</text:p>
            <text:p text:style-name="P244"/>
            <text:p text:style-name="P264">* Make a ext4 Linux file system (format) in a partition:</text:p>
            <text:p text:style-name="P245">$ mkfs.ext4 /dev/[sda#]</text:p>
            <text:p text:style-name="P245"/>
            <text:p text:style-name="P264">* PARTITION configuration file /etc/fstab options</text:p>
            <text:p text:style-name="P245">- Device or partitionname</text:p>
            <text:p text:style-name="P245">- Default mount point</text:p>
            <text:p text:style-name="P245">- File system type</text:p>
            <text:p text:style-name="P245">- Mount options</text:p>
            <text:p text:style-name="P245">- dump options</text:p>
            <text:p text:style-name="P245">- fsck options</text:p>
            <text:p text:style-name="P245"/>
            <text:p text:style-name="P292">** /etc/crypttab is the corresponding file for ENCRYPTED DEVICES.</text:p>
            <text:p text:style-name="P244"/>
            <text:p text:style-name="P293">MANAGE LOGICAL VOLUMES</text:p>
            <text:p text:style-name="P293">====================</text:p>
            <text:p text:style-name="P266">* LOGICAL VOLUME mapping</text:p>
            <text:p text:style-name="P246">@ /dev/mapper </text:p>
            <text:p text:style-name="P246"/>
            <text:p text:style-name="P339"><text:span text:style-name="T105">Q: Stores the files neessary to boot</text:span></text:p>
            <text:p text:style-name="P310">A: /boot</text:p>
            <text:p text:style-name="P314"/>
            <text:p text:style-name="P314"/>
            <text:p text:style-name="P314"><text:soft-page-break/>Q: Stores hardware and software devices drivers</text:p>
            <text:p text:style-name="P311">A: /dev</text:p>
            <text:p text:style-name="P311"/>
            <text:p text:style-name="P314">Q: Stores basic configuration files</text:p>
            <text:p text:style-name="P311">A: /etc</text:p>
            <text:p text:style-name="P311"/>
            <text:p text:style-name="P314">Q: Users home directories </text:p>
            <text:p text:style-name="P311">A: /home</text:p>
            <text:p text:style-name="P311"/>
            <text:p text:style-name="P314">Q: Stores shared program libraries </text:p>
            <text:p text:style-name="P311">A: /lib</text:p>
            <text:p text:style-name="P311"/>
            <text:p text:style-name="P314">Q: Stores mount point for removable media</text:p>
            <text:p text:style-name="P311">A: /media</text:p>
            <text:p text:style-name="P311"/>
            <text:p text:style-name="P311"><text:span text:style-name="T1">Q: </text:span><text:span text:style-name="T2">Mount point for temporarily mounting</text:span><text:span text:style-name="T98"> devices</text:span></text:p>
            <text:p text:style-name="P311">A: /mnt</text:p>
            <text:p text:style-name="P311"/>
            <text:p text:style-name="P314">Q: <text:span text:style-name="T98"><text:s/>Stores option files of large software packages</text:span></text:p>
            <text:p text:style-name="P311">A: /opt</text:p>
            <text:p text:style-name="P311"/>
            <text:p text:style-name="P314">Q: <text:span text:style-name="T98">Dynamic file system (VFS) continually updated by the kernel</text:span></text:p>
            <text:p text:style-name="P311">A: /proc</text:p>
            <text:p text:style-name="P311"/>
            <text:p text:style-name="P314">Q: <text:span text:style-name="T98">Home directory for the root user (superuser)</text:span></text:p>
            <text:p text:style-name="P311">A: /root</text:p>
            <text:p text:style-name="P311"/>
            <text:p text:style-name="P311">Q: <text:span text:style-name="T98">Contains binary files used by root to manage the system</text:span></text:p>
            <text:p text:style-name="P311">A: /sbin</text:p>
            <text:p text:style-name="P311"/>
            <text:p text:style-name="P314">Q: <text:span text:style-name="T98">Another VFS that stores information about devices.</text:span></text:p>
            <text:p text:style-name="P311">A: /sys</text:p>
            <text:p text:style-name="P311"/>
            <text:p text:style-name="P314">Q: <text:span text:style-name="T98">Temporary files lost at system shutdown.</text:span></text:p>
            <text:p text:style-name="P311">A: /tmp</text:p>
            <text:p text:style-name="P311"/>
            <text:p text:style-name="P314">Q: <text:span text:style-name="T98">Unix system resource read-only directory that stores small programs available to all users</text:span></text:p>
            <text:p text:style-name="P311">A: /usr</text:p>
            <text:p text:style-name="P311"/>
            <text:p text:style-name="P311"/>
            <text:p text:style-name="P311"/>
            <text:p text:style-name="P311"/>
            <text:p text:style-name="P309"/>
            <text:p text:style-name="P316">* Insert a new line ABOVE CURSOR </text:p>
            <text:p text:style-name="P309">O </text:p>
            <text:p text:style-name="P309"/>
            <text:p text:style-name="P316"><text:soft-page-break/>* View mode &amp; enable selection one char at the time</text:p>
            <text:p text:style-name="P309">v</text:p>
            <text:p text:style-name="P309"/>
            <text:p text:style-name="P316">* Visual mode &amp; enable selection one line at a time </text:p>
            <text:p text:style-name="P309">V </text:p>
            <text:p text:style-name="P309"/>
            <text:p text:style-name="P316">* Execute mode &amp; enable users to enter commands.</text:p>
            <text:p text:style-name="P309">t </text:p>
            <text:p text:style-name="P309"/>
            <text:p text:style-name="P317">* <text:span text:style-name="T103">R</text:span>eturns to command mode</text:p>
            <text:p text:style-name="P309">PRESS ESC </text:p>
            <text:p text:style-name="P309"/>
            <text:p text:style-name="P316">* Prompt for command</text:p>
            <text:p text:style-name="P309">: </text:p>
            <text:p text:style-name="P309"/>
            <text:p text:style-name="P316">* Quit when no changes have been made</text:p>
            <text:p text:style-name="P309">:q </text:p>
            <text:p text:style-name="P309"/>
            <text:p text:style-name="P316">* Quits multiple files</text:p>
            <text:p text:style-name="P309">:qa </text:p>
            <text:p text:style-name="P309"/>
            <text:p text:style-name="P316">* Quits and ignore modifications</text:p>
            <text:p text:style-name="P309">:q!</text:p>
            <text:p text:style-name="P309"/>
            <text:p text:style-name="P316">* Quits and save </text:p>
            <text:p text:style-name="P309">:wq </text:p>
            <text:p text:style-name="P309"/>
            <text:p text:style-name="P316">* Saves file for first time</text:p>
            <text:p text:style-name="P309">:w [file name]</text:p>
            <text:p text:style-name="P309"/>
            <text:p text:style-name="P316">* Executes command </text:p>
            <text:p text:style-name="P309">:![any Linux command] </text:p>
            <text:p text:style-name="P309"/>
            <text:p text:style-name="P316">* Opens VIM's built*in help docs.</text:p>
            <text:p text:style-name="P309">:help </text:p>
            <text:p text:style-name="P309"/>
            <text:p text:style-name="P316">* Move left one character</text:p>
            <text:p text:style-name="P309">h</text:p>
            <text:p text:style-name="P309"/>
            <text:p text:style-name="P316">* Move down one line.</text:p>
            <text:p text:style-name="P309">j</text:p>
            <text:p text:style-name="P309"/>
            <text:p text:style-name="P316">* Move up one line</text:p>
            <text:p text:style-name="P309">k</text:p>
            <text:p text:style-name="P309"/>
            <text:p text:style-name="P309">*<text:span text:style-name="T1"> Move to the beginning of the current line</text:span></text:p>
            <text:p text:style-name="P316">^</text:p>
            <text:p text:style-name="P309"/>
            <text:p text:style-name="P309"/>
            <text:p text:style-name="P309"/>
            <text:p text:style-name="P108"/>
            <text:p text:style-name="P106"/>
            <text:p text:style-name="P106"/>
            <text:p text:style-name="P106"/>
            <text:p text:style-name="P106"><text:soft-page-break/></text:p>
            <text:p text:style-name="P106"/>
            <text:p text:style-name="P106"/>
            <text:p text:style-name="P58"/>
            <text:p text:style-name="P204"/>
            <text:p text:style-name="P207"/>
            <text:p text:style-name="P111"/>
            <text:p text:style-name="P208"/>
            <text:p text:style-name="P208"/>
            <text:p text:style-name="P204"/>
            <text:p text:style-name="P198"/>
            <text:p text:style-name="P198"/>
            <text:p text:style-name="P179"/>
            <text:p text:style-name="P165"/>
            <text:p text:style-name="P160"/>
            <text:p text:style-name="P160"/>
            <text:p text:style-name="P160"/>
          </table:table-cell>
          <table:table-cell table:style-name="Table1.A1" office:value-type="string">
            <text:p text:style-name="P223"><text:span text:style-name="T4">* </text:span><text:span text:style-name="T3">Prevent Apache</text:span><text:span text:style-name="T4">2 </text:span><text:span text:style-name="T3">from loading on reboot</text:span></text:p>
            <text:p text:style-name="P69">$ sudo systemctl disable apache2</text:p>
            <text:p text:style-name="P112"/>
            <text:p text:style-name="P223"><text:span text:style-name="T4">* S</text:span><text:span text:style-name="T3">et up Apache to start automatically on </text:span><text:span text:style-name="T5">boot</text:span></text:p>
            <text:p text:style-name="P70">$ sudo systemctl enable apache2</text:p>
            <text:p text:style-name="P113"/>
            <text:p text:style-name="P41">VIRTUAL </text:p>
            <text:p text:style-name="P41">WEBSERVERS</text:p>
            <text:p text:style-name="P31">====================</text:p>
            <text:p text:style-name="P113">* Make directories for virtual servers</text:p>
            <text:p text:style-name="P113">$ $ sudo mkdir /var/www/john-test.lan</text:p>
            <text:p text:style-name="P113"/>
            <text:p text:style-name="P113">Take ownership of the directories</text:p>
            <text:p text:style-name="P113">$ sudo chown -R $USER:$USER /var/www/john-test.lan</text:p>
            <text:p text:style-name="P113"/>
            <text:p text:style-name="P24"><text:span text:style-name="T43">* </text:span><text:span text:style-name="T42">Give 755 permission to the </text:span><text:span text:style-name="T43">virtual </text:span><text:span text:style-name="T42">root directories</text:span></text:p>
            <text:p text:style-name="P113">$ sudo chmod -R 755 /var/www/john-test.lan</text:p>
            <text:p text:style-name="P113"/>
            <text:p text:style-name="P24"><text:span text:style-name="T43">* </text:span><text:span text:style-name="T42">Create </text:span><text:span text:style-name="T43">own dummy </text:span><text:span text:style-name="T42">starting pages for your virtual webserver</text:span></text:p>
            <text:p text:style-name="P24"><text:span text:style-name="T42">$</text:span><text:span text:style-name="T43"> sudo</text:span><text:span text:style-name="T42"> nano /var/www/john-test.lan/index.html</text:span></text:p>
            <text:p text:style-name="P113"/>
            <text:p text:style-name="P24"><text:span text:style-name="T44">* </text:span><text:span text:style-name="T42">Make a copy of the default configuration file - one per each virtual webserver.</text:span></text:p>
            <text:p text:style-name="P114">$ sudo cp /etc/apache2/sites-available/000-default.conf /etc/apache2/sites-available</text:p>
            <text:p text:style-name="P114"><text:s/>/john-test.lan.conf</text:p>
            <text:p text:style-name="P114"/>
            <text:p text:style-name="P114">* Edit the new configuration file </text:p>
            <text:p text:style-name="P114">$ sudo nano /etc/apache2/sites-available/</text:p>
            <text:p text:style-name="P114">john-test.lan.conf</text:p>
            <text:p text:style-name="P114"/>
            <text:p text:style-name="P42">NFS v 4 SERVER </text:p>
            <text:p text:style-name="P42">INSTALL ATION &amp; CONFIGURATION</text:p>
            <text:p text:style-name="P66">====================</text:p>
            <text:p text:style-name="P115">* Install Network File System (NFS) </text:p>
            <text:p text:style-name="P115">$ sudo apt update</text:p>
            <text:p text:style-name="P115">$ sudo apt-get install nfs-Kernel-server</text:p>
            <text:p text:style-name="P115"/>
            <text:p text:style-name="P115"/>
            <text:p text:style-name="P86"><text:soft-page-break/>* List current defined users:</text:p>
            <text:p text:style-name="P86">$ sudo cat /etc/passwd</text:p>
            <text:p text:style-name="P113"/>
            <text:p text:style-name="P118">* View the default setup for all users:</text:p>
            <text:p text:style-name="P118">$ sudo useradd -D</text:p>
            <text:p text:style-name="P118"/>
            <text:p text:style-name="P119">* Reset user password:</text:p>
            <text:p text:style-name="P119">$ passwd userName </text:p>
            <text:p text:style-name="P119"/>
            <text:p text:style-name="P119">* To verify status of user password:</text:p>
            <text:p text:style-name="P119">sudo passwd john -S</text:p>
            <text:p text:style-name="P119"/>
            <text:p text:style-name="P120">* Set a user account expiration date and time</text:p>
            <text:p text:style-name="P120">$ chage -E 2022/12/31 userName</text:p>
            <text:p text:style-name="P120"/>
            <text:p text:style-name="P120">* List a user password aging:</text:p>
            <text:p text:style-name="P120">$ chage -l userName</text:p>
            <text:p text:style-name="P120"/>
            <text:p text:style-name="P120">* Set max days for password change:</text:p>
            <text:p text:style-name="P120">$ chage -M 90 userName</text:p>
            <text:p text:style-name="P120"/>
            <text:p text:style-name="P120">* Set min days for password change:</text:p>
            <text:p text:style-name="P120">$ chage -m 1 userName</text:p>
            <text:p text:style-name="P120"/>
            <text:p text:style-name="P121">* Set # of warning days for user password change:</text:p>
            <text:p text:style-name="P121">$ chage -W 5 userName</text:p>
            <text:p text:style-name="P121"/>
            <text:p text:style-name="P122">* Addition to the /etc/sudoers file to enable user:</text:p>
            <text:p text:style-name="P122">%editors ALL = sudoedit /path/to.file</text:p>
            <text:p text:style-name="P122"/>
            <text:p text:style-name="P122">* Nature of the /etc/shadow file</text:p>
            <text:p text:style-name="P50">--&gt; It contains the cryptographic value of the user password</text:p>
            <text:p text:style-name="P122"/>
            <text:p text:style-name="P122">* Lock USER ACCOUNT </text:p>
            <text:p text:style-name="P122">$ paswd -l userName</text:p>
            <text:p text:style-name="P122">$ usermod -L userName</text:p>
            <text:p text:style-name="P122"/>
            <text:p text:style-name="P122">* Unlock USER ACCOUNT</text:p>
            <text:p text:style-name="P122">$ passwd -u userName</text:p>
            <text:p text:style-name="P122">$ usermod -U userName</text:p>
            <text:p text:style-name="P122"/>
            <text:p text:style-name="P122">* Delete USER ACCOUNT but keep home directory:</text:p>
            <text:p text:style-name="P122">$ usserdel userName</text:p>
            <text:p text:style-name="P122"/>
            <text:p text:style-name="P123"/>
            <text:p text:style-name="P123"/>
            <text:p text:style-name="P127"><text:soft-page-break/>* List ATTRIBUTES of all files in DIRECTORY</text:p>
            <text:p text:style-name="P127">$ lsattr -a <text:span text:style-name="T90"><text:s/>[</text:span>directory<text:span text:style-name="T90">]</text:span></text:p>
            <text:p text:style-name="P127"/>
            <text:p text:style-name="P127">* List ATTRIBUTES of DIRECTORIES like files</text:p>
            <text:p text:style-name="P127">$ lsattr -d <text:span text:style-name="T90">[</text:span>directory<text:span text:style-name="T90">]</text:span></text:p>
            <text:p text:style-name="P128"/>
            <text:p text:style-name="P128">* List VERSION NUMBER of the filename</text:p>
            <text:p text:style-name="P128">$ lsattr <text:span text:style-name="T90">[</text:span>file<text:span text:style-name="T90">]</text:span></text:p>
            <text:p text:style-name="P129"/>
            <text:p text:style-name="P133">* Change ATTRIBUTES RECURSIVELY </text:p>
            <text:p text:style-name="P133">$ chattr -R -v <text:s/>+- [letter attribute] <text:span text:style-name="T90">[</text:span>file or dir<text:span text:style-name="T90">ectory]</text:span></text:p>
            <text:p text:style-name="P133"/>
            <text:p text:style-name="P220"><text:span text:style-name="T25">* Get E</text:span><text:span text:style-name="T19">XPLANATION </text:span><text:span text:style-name="T25">of ATTIRBUTES</text:span></text:p>
            <text:p text:style-name="P133">$ man chattr</text:p>
            <text:p text:style-name="P133"/>
            <text:p text:style-name="P46"><text:span text:style-name="T89">MANAGE </text:span>ACCESS CONTROL LISTS (ACL's)</text:p>
            <text:p text:style-name="P157">====================</text:p>
            <text:p text:style-name="P135">* <text:span text:style-name="T91">VIEW </text:span>acl's of files <text:span text:style-name="T91">or</text:span> directories</text:p>
            <text:p text:style-name="P135">$ getfactl <text:span text:style-name="T89">[file or directory]</text:span></text:p>
            <text:p text:style-name="P135"/>
            <text:p text:style-name="P222"><text:span text:style-name="T18">* SET acl for a specified U</text:span><text:span text:style-name="T19">SER</text:span><text:span text:style-name="T18"> o</text:span><text:span text:style-name="T19">n a file or </text:span><text:span text:style-name="T18">directrory</text:span></text:p>
            <text:p text:style-name="P136">$ setfacl -m u:<text:span text:style-name="T90">[</text:span>user<text:span text:style-name="T90">]</text:span>:<text:span text:style-name="T90">[</text:span>+ or - permission r,w,x] [file <text:span text:style-name="T90">or </text:span>directory]</text:p>
            <text:p text:style-name="P136"/>
            <text:p text:style-name="P221"><text:span text:style-name="T18">* SET acl for a specified </text:span><text:span text:style-name="T19">GROUP</text:span><text:span text:style-name="T18"> o</text:span><text:span text:style-name="T19">n a file or </text:span><text:span text:style-name="T18">directrory</text:span></text:p>
            <text:p text:style-name="P137">$ setfacl -m u:<text:span text:style-name="T90">[group]</text:span>:<text:span text:style-name="T90">[</text:span>+ or - permission r,w,x] [file <text:span text:style-name="T90">or </text:span>directory]</text:p>
            <text:p text:style-name="P137"/>
            <text:p text:style-name="P139">* Inherit ALL PERMISSIONS for the newly created content in a </text:p>
            <text:p text:style-name="P139">specific directory</text:p>
            <text:p text:style-name="P139">$ setfacl -x [u or g]:[user or group] [file or directory]</text:p>
            <text:p text:style-name="P139"/>
            <text:p text:style-name="P47">TROUBLESHOOTING PERMISSIONS</text:p>
            <text:p text:style-name="P140">====================</text:p>
            <text:p text:style-name="P156"><text:span text:style-name="T92">Q: </text:span>OWNER of a text file is denied <text:span text:style-name="T92">viewing?</text:span></text:p>
            <text:p text:style-name="P51">A: Use chmod to grant read privileges to the owner context.</text:p>
            <text:p text:style-name="P51"/>
            <text:p text:style-name="P51"/>
            <text:p text:style-name="P141"/>
            <text:p text:style-name="P141"/>
            <text:p text:style-name="P141"/>
            <text:p text:style-name="P143"/>
            <text:p text:style-name="P266"><text:soft-page-break/>* LOGICAL VOLUME MANAGEMENT - Levels Tools</text:p>
            <text:p text:style-name="P266">1. Physical volume (PV)</text:p>
            <text:p text:style-name="P266">2. Volume group (VG)</text:p>
            <text:p text:style-name="P266">3. Logical volume (LV)</text:p>
            <text:p text:style-name="P266"/>
            <text:p text:style-name="P325">LOGICAL VOLUME TOOLS</text:p>
            <text:p text:style-name="P305">====================</text:p>
            <text:p text:style-name="P306">* SCAN <text:span text:style-name="T94">and display information about </text:span>all physical devices</text:p>
            <text:p text:style-name="P319">$ lvscan <text:span text:style-name="T94">-v</text:span></text:p>
            <text:p text:style-name="P319"/>
            <text:p text:style-name="P320">* List the attirutes of the logical volumes</text:p>
            <text:p text:style-name="P320">$ lvdisplay [LV name]</text:p>
            <text:p text:style-name="P320"/>
            <text:p text:style-name="P320">* Change the aettributes of a logical volume</text:p>
            <text:p text:style-name="P320">$ lvchange [options] [LV name]</text:p>
            <text:p text:style-name="P320"/>
            <text:p text:style-name="P320">* Rename the logical volume to the desired name</text:p>
            <text:p text:style-name="P320">$ lvrename [LV name] [desired name]</text:p>
            <text:p text:style-name="P320"/>
            <text:p text:style-name="P320">* Extend the logical volume by # in Mb, Gb, Tb.</text:p>
            <text:p text:style-name="P320">$ lvexstend -L #[unit] [LV name]</text:p>
            <text:p text:style-name="P320"/>
            <text:p text:style-name="P320">* Increase the logical volume size:</text:p>
            <text:p text:style-name="P320">$ lvextend -L+#[unit] </text:p>
            <text:p text:style-name="P320"/>
            <text:p text:style-name="P321">* Reduce the size of the logical volume:</text:p>
            <text:p text:style-name="P321">$ lvreduce -L#[unit] [LV name]</text:p>
            <text:p text:style-name="P321"/>
            <text:p text:style-name="P321">* Create a logical volume with a specified size:</text:p>
            <text:p text:style-name="P321">$ lvcreate -L#[unit] --name [desired name]</text:p>
            <text:p text:style-name="P321"/>
            <text:p text:style-name="P321">* Remove a volume group</text:p>
            <text:p text:style-name="P321">$ lvremove [LV name] [VG name]</text:p>
            <text:p text:style-name="P321"/>
            <text:p text:style-name="P307">M<text:span text:style-name="T95">OUNT FILE SYSTEMS</text:span></text:p>
            <text:p text:style-name="P308">====================</text:p>
            <text:p text:style-name="P322">* Mount /Partition configuration filename</text:p>
            <text:p text:style-name="P322"><text:s text:c="10"/>/<text:span text:style-name="T80">etc/fstab</text:span></text:p>
            <text:p text:style-name="P322"/>
            <text:p text:style-name="P323">* Check all the mounted partitions</text:p>
            <text:p text:style-name="P323">$ df -h</text:p>
            <text:p text:style-name="P323"/>
            <text:p text:style-name="P323"/>
            <text:p text:style-name="P315"><text:soft-page-break/>Q: <text:span text:style-name="T98">Stores variable files that are expected to change like log files, printer spools and network configuration files.</text:span></text:p>
            <text:p text:style-name="P315">A: /var</text:p>
            <text:p text:style-name="P319"/>
            <text:p text:style-name="P294">====================</text:p>
            <text:p text:style-name="P327">SUBDIRECTORIES</text:p>
            <text:p text:style-name="P294">====================</text:p>
            <text:p text:style-name="P282">Q: Contains executable programs that can be executed by all users</text:p>
            <text:p text:style-name="P282">A: /usr/bin</text:p>
            <text:p text:style-name="P136"/>
            <text:p text:style-name="P282">Q: Includes custom build apps stored by default</text:p>
            <text:p text:style-name="P282">A: /usr/local</text:p>
            <text:p text:style-name="P282"/>
            <text:p text:style-name="P282">Q: Object libraries and internal binaries needed by the executable programs</text:p>
            <text:p text:style-name="P282">A: /usr/lib</text:p>
            <text:p text:style-name="P282"/>
            <text:p text:style-name="P282">Q: Same as /usr/lib but for the 64-bit platform</text:p>
            <text:p text:style-name="P282">A: /usr/lib64</text:p>
            <text:p text:style-name="P136"/>
            <text:p text:style-name="P282">Q: Includes r/o architecture independent shareable files for the operating system.</text:p>
            <text:p text:style-name="P282">A: /usr/share</text:p>
            <text:p text:style-name="P144">-----------------------------------</text:p>
            <text:p text:style-name="P144">* Read the current working <text:span text:style-name="T99">path </text:span>directory</text:p>
            <text:p text:style-name="P144">$<text:span text:style-name="T100"> </text:span><text:span text:style-name="T101">p</text:span><text:span text:style-name="T100">wd</text:span></text:p>
            <text:p text:style-name="P144"/>
            <text:p text:style-name="P145">* List files with details</text:p>
            <text:p text:style-name="P211">$ ls -al</text:p>
            <text:p text:style-name="P144"/>
            <text:p text:style-name="P331">COMMON STORAGE ISSUES</text:p>
            <text:p text:style-name="P332">===================</text:p>
            <text:p text:style-name="P146">Q = Missing devices</text:p>
            <text:p text:style-name="P209">A = Physical connectivity. Check corresponding device file in /dev. Use fdisk @ /proc/partitions</text:p>
            <text:p text:style-name="P146"/>
            <text:p text:style-name="P146">* Display the current limits of files descriptors</text:p>
            <text:p text:style-name="P209">$ ulimit -a</text:p>
            <text:p text:style-name="P146"/>
            <text:p text:style-name="P146">* Limit the number of open file descriptors. i.e. 512</text:p>
            <text:p text:style-name="P209">$ ulimit -n 512</text:p>
            <text:p text:style-name="P146"/>
            <text:p text:style-name="P146"/>
            <text:p text:style-name="P146"/>
            <text:p text:style-name="P144"/>
            <text:p text:style-name="P144"/>
            <text:p text:style-name="P144"/>
            <text:p text:style-name="P318">* Move to the end of the current line</text:p>
            <text:p text:style-name="P313"><text:soft-page-break/>s</text:p>
            <text:p text:style-name="P313"/>
            <text:p text:style-name="P324">* Move to the next word</text:p>
            <text:p text:style-name="P312">w</text:p>
            <text:p text:style-name="P239"/>
            <text:p text:style-name="P136">* Move to the previous word</text:p>
            <text:p text:style-name="P212">b</text:p>
            <text:p text:style-name="P136"/>
            <text:p text:style-name="P136">* Move to the end of the current word or </text:p>
            <text:p text:style-name="P136"><text:s text:c="2"/>to the end of the nexdt word if you are </text:p>
            <text:p text:style-name="P136"><text:s text:c="2"/>already at the end of the word</text:p>
            <text:p text:style-name="P212">e</text:p>
            <text:p text:style-name="P136"/>
            <text:p text:style-name="P136">* Move the cursor to the bottom of the screen</text:p>
            <text:p text:style-name="P212">Shift + L</text:p>
            <text:p text:style-name="P136"/>
            <text:p text:style-name="P136">* Move the cursor to the first line of the screen</text:p>
            <text:p text:style-name="P212">Shift + H</text:p>
            <text:p text:style-name="P136"/>
            <text:p text:style-name="P136">* Move the cursor to the specified line number</text:p>
            <text:p text:style-name="P212">[Line number] Shift + G</text:p>
            <text:p text:style-name="P136"/>
            <text:p text:style-name="P136">* Move the cursor to the first line of the file</text:p>
            <text:p text:style-name="P212">gg</text:p>
            <text:p text:style-name="P136"/>
            <text:p text:style-name="P136">* Move the cursor to the last line of the file</text:p>
            <text:p text:style-name="P212">Shift + G</text:p>
            <text:p text:style-name="P136"/>
            <text:p text:style-name="P136">* Delete the character selected by the cursor</text:p>
            <text:p text:style-name="P212">x</text:p>
            <text:p text:style-name="P136"/>
            <text:p text:style-name="P136">* Delete texdt</text:p>
            <text:p text:style-name="P212">d</text:p>
            <text:p text:style-name="P136"/>
            <text:p text:style-name="P136">* Delete the current line</text:p>
            <text:p text:style-name="P212">dd</text:p>
            <text:p text:style-name="P136"/>
            <text:p text:style-name="P136">* Paste text on the line directly below the cursor</text:p>
            <text:p text:style-name="P212">p</text:p>
            <text:p text:style-name="P136"/>
            <text:p text:style-name="P136">* Paste texdt on the line directly above the cursor.</text:p>
            <text:p text:style-name="P212">P</text:p>
            <text:p text:style-name="P136"/>
            <text:p text:style-name="P136">* Search through the document for specific text.</text:p>
            <text:p text:style-name="P212">/[text string]</text:p>
            <text:p text:style-name="P136"/>
            <text:p text:style-name="P136">* Copy text</text:p>
            <text:p text:style-name="P212">y</text:p>
            <text:p text:style-name="P136"/>
            <text:p text:style-name="P135"/>
            <text:p text:style-name="P134"><text:soft-page-break/></text:p>
            <text:p text:style-name="P133"/>
            <text:p text:style-name="P133"/>
            <text:p text:style-name="P130"/>
            <text:p text:style-name="P130"/>
            <text:p text:style-name="P130"/>
            <text:p text:style-name="P119"/>
            <text:p text:style-name="P119"/>
          </table:table-cell>
          <table:table-cell table:style-name="Table1.D1" office:value-type="string">
            <text:p text:style-name="P116"><text:span text:style-name="T93">* </text:span>Configure to start automatically on boot</text:p>
            <text:p text:style-name="P43">-- Check your system service manager</text:p>
            <text:p text:style-name="P116">$ ps --pid I</text:p>
            <text:p text:style-name="P116"/>
            <text:p text:style-name="P116"><text:span text:style-name="T93">* </text:span>Enable SYSTEMD based</text:p>
            <text:p text:style-name="P116">$ systemctl enable nfs-kernel-server</text:p>
            <text:p text:style-name="P26"/>
            <text:p text:style-name="P25">* Disable SYSTEMD NFS</text:p>
            <text:p text:style-name="P25">$ <text:span text:style-name="T45">systemctl </text:span><text:span text:style-name="T42">disable </text:span><text:span text:style-name="T45">nfs-kernel-server</text:span></text:p>
            <text:p text:style-name="P117"/>
            <text:p text:style-name="P25"><text:span text:style-name="T45">*</text:span><text:span text:style-name="T42"> Enable SYSVINIT based</text:span></text:p>
            <text:p text:style-name="P147">$ chkconfig --level AB nfs-kernel-server on</text:p>
            <text:p text:style-name="P147"/>
            <text:p text:style-name="P147">* Disable SYSVINIT based</text:p>
            <text:p text:style-name="P147">$ chkconfig --level AB nfs-kernel-server off</text:p>
            <text:p text:style-name="P147"/>
            <text:p text:style-name="P48">CONFIGURE NFS SERVER</text:p>
            <text:p text:style-name="P65">====================</text:p>
            <text:p text:style-name="P148">* Create folder to be shared on the server</text:p>
            <text:p text:style-name="P148">$ $ sudo mkdir -p /mnt/sharedfolder</text:p>
            <text:p text:style-name="P148"/>
            <text:p text:style-name="P148">* Give everybody access to the shared folder</text:p>
            <text:p text:style-name="P148">$ sudo chown nobody:nogroup /mnt/sharedfolder</text:p>
            <text:p text:style-name="P148"/>
            <text:p text:style-name="P148">* Allow users to <text:s/>read/write/execute (777 octal )</text:p>
            <text:p text:style-name="P148">$ sudo chmod 777 /mnt/sharedfolder</text:p>
            <text:p text:style-name="P148"/>
            <text:p text:style-name="P216"><text:span text:style-name="T7">* </text:span><text:span text:style-name="T6">Assign server access to client(s) through NFS export file via /etc/exports configuration file</text:span><text:span text:style-name="T8"> (See APPENDIX #______)</text:span></text:p>
            <text:p text:style-name="P149">$ sudo nano /etc/exports</text:p>
            <text:p text:style-name="P148"/>
            <text:p text:style-name="P73">* Check the status of your Ubuntu firewall</text:p>
            <text:p text:style-name="P148">$ sudo ufw status</text:p>
            <text:p text:style-name="P148"/>
            <text:p text:style-name="P155">* Verify which ports are listening in your server</text:p>
            <text:p text:style-name="P226"><text:span text:style-name="T62">$ </text:span><text:span text:style-name="Source_20_Text"><text:span text:style-name="T55">sudo netstat -ntlp | grep LISTEN</text:span></text:span></text:p>
            <text:p text:style-name="P226"><text:span text:style-name="Source_20_Text"><text:span text:style-name="T55"/></text:span></text:p>
            <text:p text:style-name="P168"><text:span text:style-name="Source_20_Text"><text:span text:style-name="T52"/></text:span></text:p>
            <text:p text:style-name="P75"/>
            <text:p text:style-name="P150"/>
            <text:p text:style-name="P126">* Delete USER ACCOUNT and home directory</text:p>
            <text:p text:style-name="P124"><text:soft-page-break/>$ userdel -r userName</text:p>
            <text:p text:style-name="P73"/>
            <text:p text:style-name="P39">GROUPS MANAGEMENT</text:p>
            <text:p text:style-name="P131">=====================</text:p>
            <text:p text:style-name="P125">*<text:span text:style-name="T74"> CONFIGURATION FILE for groups thru groupadd</text:span></text:p>
            <text:p text:style-name="P53">/etc/group</text:p>
            <text:p text:style-name="P40"/>
            <text:p text:style-name="P151">* Add a new group with group ID# and name</text:p>
            <text:p text:style-name="P151">$ groupadd -g 1234 sales</text:p>
            <text:p text:style-name="P151"/>
            <text:p text:style-name="P151">* Exit with a success status if the group exists</text:p>
            <text:p text:style-name="P151">$ groupadd -f <text:span text:style-name="T75">groupName</text:span></text:p>
            <text:p text:style-name="P151"/>
            <text:p text:style-name="P151">* Allow new group with non-unique ID#</text:p>
            <text:p text:style-name="P330"><text:span text:style-name="T40">$ groupadd -o -g 3344 g</text:span><text:span text:style-name="T41">roupName</text:span></text:p>
            <text:p text:style-name="P151"/>
            <text:p text:style-name="P152">* Rename GROUP</text:p>
            <text:p text:style-name="P152">$ group<text:span text:style-name="T77">mod</text:span> -n newName oldName</text:p>
            <text:p text:style-name="P152"/>
            <text:p text:style-name="P152">* Change GROUP ID#</text:p>
            <text:p text:style-name="P152">$ group<text:span text:style-name="T77">mod </text:span>-g 1122 groupName</text:p>
            <text:p text:style-name="P152"/>
            <text:p text:style-name="P153">* ADD USER &amp; APPENDING to existing group </text:p>
            <text:p text:style-name="P153">$ usermod -aG groupName userName</text:p>
            <text:p text:style-name="P54"/>
            <text:p text:style-name="P153">* ADD USER &amp; REMOVING IT from existing groups:</text:p>
            <text:p text:style-name="P153">$ usermod -G groupName userName</text:p>
            <text:p text:style-name="P153"/>
            <text:p text:style-name="P154">* GROUP RENAME </text:p>
            <text:p text:style-name="P154">$ groupmod =n newName currentName</text:p>
            <text:p text:style-name="P154"/>
            <text:p text:style-name="P154">+ GROUP DELETE </text:p>
            <text:p text:style-name="P154">$ groupdel groupName</text:p>
            <text:p text:style-name="P154"/>
            <text:p text:style-name="P38">ACCOUNT QUERYING</text:p>
            <text:p text:style-name="P154">=====================</text:p>
            <text:p text:style-name="P154">* USER Discovery</text:p>
            <text:p text:style-name="P154">$ whoami</text:p>
            <text:p text:style-name="P154"/>
            <text:p text:style-name="P154">* USER LOGGED time <text:span text:style-name="T76">o</text:span>n the system</text:p>
            <text:p text:style-name="P154">$ who -u</text:p>
            <text:p text:style-name="P154"/>
            <text:p text:style-name="P94"/>
            <text:p text:style-name="P95"/>
            <text:p text:style-name="P95"/>
            <text:p text:style-name="P142"><text:soft-page-break/>Q: User is denied permission to remove a </text:p>
            <text:p text:style-name="P4">directory, but has write permissions?</text:p>
            <text:p text:style-name="P52">A: User needs write and execute permission to modify directory</text:p>
            <text:p text:style-name="P95"/>
            <text:p text:style-name="P142">Q: User is denied permission to remove a file, but has permission on it?</text:p>
            <text:p text:style-name="P298">A: Add write permission on the containing directory.</text:p>
            <text:p text:style-name="P274"/>
            <text:p text:style-name="P287">Q: User is denied pemission to create files, but has write <text:s/>&amp; execute permissions?</text:p>
            <text:p text:style-name="P299">A: Use chattr to remove immutable flag from directory</text:p>
            <text:p text:style-name="P299"/>
            <text:p text:style-name="P286">Q: Root is denied permission to modify a file</text:p>
            <text:p text:style-name="P290">A: Use chattr to remove the immutable flag.</text:p>
            <text:p text:style-name="P290"/>
            <text:p text:style-name="P286">Q: All users can list the content of a directory, but need to resetrict to owner, group members?</text:p>
            <text:p text:style-name="P290">A: Remove permisson from OTHERS and add service account to directory's ACL.</text:p>
            <text:p text:style-name="P290"/>
            <text:p text:style-name="P286">Q: A user is unable to execute own script?</text:p>
            <text:p text:style-name="P290">A: Execute permission is NOT automatically set for new files.</text:p>
            <text:p text:style-name="P290"/>
            <text:p text:style-name="P290">Q: User can execute script but is unable to modify it?</text:p>
            <text:p text:style-name="P290">A: Use chmod to add write permission to the script.</text:p>
            <text:p text:style-name="P290"/>
            <text:p text:style-name="P286">Q: User is denied permission to execute the script in spite of explicit execute permission granted?</text:p>
            <text:p text:style-name="P290">A: Additionally user needs READ permission to execute the script.</text:p>
            <text:p text:style-name="P91"/>
            <text:p text:style-name="P275">Q: All users are able to DELETE a file, but they should only be able to WRITE?</text:p>
            <text:p text:style-name="P300">A: Add the sticky bit permission to the container directory. Here only root or owner can delete the file.</text:p>
            <text:p text:style-name="P91"/>
            <text:p text:style-name="P7"><text:soft-page-break/><text:span text:style-name="T24">* </text:span><text:span text:style-name="T3">Check </text:span><text:span text:style-name="T21">a snapshot </text:span><text:span text:style-name="T3">status of mounted partitions via:</text:span></text:p>
            <text:p text:style-name="P283">$ cat /proc/mounts</text:p>
            <text:p text:style-name="P283"/>
            <text:p text:style-name="P276">* Alternative snapshot of mounted partitions (not very current):</text:p>
            <text:p text:style-name="P276">$ cat /proc/partitions</text:p>
            <text:p text:style-name="P297">** major, minor, #blocks, name</text:p>
            <text:p text:style-name="P284"/>
            <text:p text:style-name="P232"><text:span text:style-name="T3">* Display </text:span><text:span text:style-name="T22">general </text:span><text:span text:style-name="T3">information about all available blocks</text:span></text:p>
            <text:p text:style-name="P285">$ lsblk</text:p>
            <text:p text:style-name="P285"/>
            <text:p text:style-name="P277">* Show all file systems including empty ones:</text:p>
            <text:p text:style-name="P277">$ lsblk -a</text:p>
            <text:p text:style-name="P277"/>
            <text:p text:style-name="P277">* Ouput additonal file system information</text:p>
            <text:p text:style-name="P231"><text:span text:style-name="T3">$ lsblk -</text:span><text:span text:style-name="T23">l</text:span></text:p>
            <text:p text:style-name="P277"/>
            <text:p text:style-name="P278">* LIst all block storage devices</text:p>
            <text:p text:style-name="P278">$ lsblk -f</text:p>
            <text:p text:style-name="P277"/>
            <text:p text:style-name="P277">* Ouput list in tabular format</text:p>
            <text:p text:style-name="P277">$ lsblk -l</text:p>
            <text:p text:style-name="P277"/>
            <text:p text:style-name="P277">* Show permissions information for devices</text:p>
            <text:p text:style-name="P277">$ lsblk -m</text:p>
            <text:p text:style-name="P277"/>
            <text:p text:style-name="P279">* Print block device iincluding information like</text:p>
            <text:p text:style-name="P279">device/partition UUID </text:p>
            <text:p text:style-name="P279">$ blkid [</text:p>
            <text:p text:style-name="P279"/>
            <text:p text:style-name="P279">* List all known filesystems/RAIDs and exit</text:p>
            <text:p text:style-name="P279">$ blkid -k</text:p>
            <text:p text:style-name="P279"/>
            <text:p text:style-name="P279">* Check for integrity of the EXT ONLY types:<text:line-break/>$ fsck</text:p>
            <text:p text:style-name="P279"/>
            <text:p text:style-name="P280">* Check the integrity of an EXT file system unmount, check for errors and repair:</text:p>
            <text:p text:style-name="P280">$ umount [mount point]</text:p>
            <text:p text:style-name="P280">$ fsck [file system name]</text:p>
            <text:p text:style-name="P280">$ fsck -r [file system name]</text:p>
            <text:p text:style-name="P279"/>
            <text:p text:style-name="P6"/>
            <text:p text:style-name="P154"/>
            <text:p text:style-name="P154"/>
            <text:p text:style-name="P53"><text:s/></text:p>
            <text:p text:style-name="P49">* Output current disk usage in a 'human' friendly</text:p>
            <text:p text:style-name="P49"><text:soft-page-break/><text:s text:c="2"/>showing storage device/total space/space used/space</text:p>
            <text:p text:style-name="P49"><text:s text:c="2"/>available.</text:p>
            <text:p text:style-name="P210">$ du -h [mount point]</text:p>
            <text:p text:style-name="P210">$ df </text:p>
            <text:p text:style-name="P210">$ df [mount point]</text:p>
            <text:p text:style-name="P210"/>
            <text:p text:style-name="P132">* I/O Scheduling tools</text:p>
            <text:p text:style-name="P210">- deadline</text:p>
            <text:p text:style-name="P210">- cfq</text:p>
            <text:p text:style-name="P210">- noop</text:p>
            <text:p text:style-name="P210"/>
            <text:p text:style-name="P132">* Detect transfer per second / blocks read/written per </text:p>
            <text:p text:style-name="P132">second and total blocks read/written on /dev/sda2</text:p>
            <text:p text:style-name="P210">$ iostat -d /dev/sda2</text:p>
            <text:p text:style-name="P210"/>
            <text:p text:style-name="P132">* Troubleshoot latency issues with storage devices-</text:p>
            <text:p text:style-name="P132"><text:s text:c="2"/>stats report = individual pings &amp; storage device on </text:p>
            <text:p text:style-name="P132"><text:s text:c="2"/>/dev/sda2 = '5' # of requests. Pg. 57</text:p>
            <text:p text:style-name="P210">$ ioping -c 5 /dev/sda2 </text:p>
            <text:p text:style-name="P210"/>
            <text:p text:style-name="P132">* ACTIVATE USER or GROUP QUOTAS @ /etc/fstab</text:p>
            <text:p text:style-name="P210">* sudo nano /etc/fstab</text:p>
            <text:p text:style-name="P210"/>
            <text:p text:style-name="P132">#### ADD usrquota and grpquota ####</text:p>
            <text:p text:style-name="P132"/>
            <text:p text:style-name="P132">* Report QUOTA shows storage space used by each USER<text:span text:style-name="T102"> </text:span>with details -- GRACE period, USER, total BLOCKS used, blocks soft/hard limits, inode soft.hard limits</text:p>
            <text:p text:style-name="P210">$ repquota -a</text:p>
            <text:p text:style-name="P210"/>
            <text:p text:style-name="P132">* Display the QUOTA report for a particular USER</text:p>
            <text:p text:style-name="P210">$ repquota -u [user]</text:p>
            <text:p text:style-name="P210"/>
            <text:p text:style-name="P132">* Display QUOTA for aparticular user with<text:span text:style-name="T102"> </text:span><text:s/>VERBOSE output.</text:p>
            <text:p text:style-name="P210">$ quota -uv [user]</text:p>
            <text:p text:style-name="P210"/>
            <text:p text:style-name="P132">* Check if USERS are not exceeding the allotted QUOTA limit.</text:p>
            <text:p text:style-name="P210">$ warnquota -u</text:p>
            <text:p text:style-name="P210"/>
            <text:p text:style-name="P210"/>
            <text:p text:style-name="P138">* Copy the line directly above the cursor</text:p>
            <text:p text:style-name="P257"><text:soft-page-break/>yy</text:p>
            <text:p text:style-name="P240"/>
            <text:p text:style-name="P261">* Move to the end of the current line</text:p>
            <text:p text:style-name="P258">s</text:p>
            <text:p text:style-name="P258"/>
            <text:p text:style-name="P261">* Search for the file names using regular expressions.</text:p>
            <text:p text:style-name="P240">$ locate -r</text:p>
            <text:p text:style-name="P240"/>
            <text:p text:style-name="P261">* Display only the number of matching entries found, rather than the file names</text:p>
            <text:p text:style-name="P240">$ locate -c</text:p>
            <text:p text:style-name="P240"/>
            <text:p text:style-name="P261">* Return only files that exists at the time of search</text:p>
            <text:p text:style-name="P240">$ locate -e</text:p>
            <text:p text:style-name="P240"/>
            <text:p text:style-name="P261">* Ignore the casing in file names or paths.</text:p>
            <text:p text:style-name="P240">$ locate -i</text:p>
            <text:p text:style-name="P240"/>
            <text:p text:style-name="P261">* Return only the first few matches up <text:s/>to the specified number</text:p>
            <text:p text:style-name="P240">$ locate -n [number of entries]</text:p>
            <text:p text:style-name="P240"/>
            <text:p text:style-name="P261">* Search a user's home and all subdirectories for al files named 2019_report:</text:p>
            <text:p text:style-name="P240">$ find /home/user -type f -name 2019_report</text:p>
            <text:p text:style-name="P110"/>
            <text:p text:style-name="P110">* Locate directory in file system.i.e. backup</text:p>
            <text:p text:style-name="P206">$ locate backup</text:p>
            <text:p text:style-name="P109"/>
            <text:p text:style-name="P158">* Begin a change in the specified range</text:p>
            <text:p text:style-name="P213">c [range of lines] c</text:p>
            <text:p text:style-name="P158"/>
            <text:p text:style-name="P158">* Undo the latest change</text:p>
            <text:p text:style-name="P213">u</text:p>
            <text:p text:style-name="P158"/>
            <text:p text:style-name="P158">* Undo all changes in the current line</text:p>
            <text:p text:style-name="P213">U</text:p>
            <text:p text:style-name="P158"/>
            <text:p text:style-name="P158">* Counts is a number that multiplies the keystrokes in VIM</text:p>
            <text:p text:style-name="P213">[count] [motion]</text:p>
            <text:p text:style-name="P158"/>
            <text:p text:style-name="P59">NANO<text:span text:style-name="T104"> EDITOR</text:span></text:p>
            <text:p text:style-name="P158">* Exit nano or close the current "buffer"</text:p>
            <text:p text:style-name="P158">Ctrl + X</text:p>
            <text:p text:style-name="P158"/>
            <text:p text:style-name="P158"/>
            <text:p text:style-name="P158"/>
            <text:p text:style-name="P158"/>
            <text:p text:style-name="P73"><text:soft-page-break/></text:p>
            <text:p text:style-name="P148"/>
            <text:p text:style-name="P14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bfbb84" officeooo:paragraph-rsid="00bfbb84" style:font-size-asian="8pt" style:font-size-complex="8pt"/>
    </style:style>
    <style:page-layout style:name="Mpm1">
      <style:page-layout-properties fo:page-width="8.5in" fo:page-height="11in" style:num-format="1" style:print-orientation="portrait" fo:margin-top="0.2335in" fo:margin-bottom="0.14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ster Linux COMPtia Certification Cheat Sheet <text:s text:c="7"/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9:55:19.955968440</meta:creation-date>
    <dc:date>2019-11-15T17:46:59.048648182</dc:date>
    <meta:editing-duration>PT13H32M52S</meta:editing-duration>
    <meta:editing-cycles>166</meta:editing-cycles>
    <meta:generator>LibreOffice/6.3.2.2$Linux_X86_64 LibreOffice_project/30$Build-2</meta:generator>
    <meta:print-date>2019-11-14T21:24:46.954606324</meta:print-date>
    <meta:document-statistic meta:table-count="1" meta:image-count="0" meta:object-count="0" meta:page-count="9" meta:paragraph-count="725" meta:word-count="3984" meta:character-count="22653" meta:non-whitespace-character-count="19261"/>
  </office:meta>
</office:document-meta>
</file>